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6.5pt"/>
    </style:style>
    <style:style style:name="co4" style:family="table-column">
      <style:table-column-properties fo:break-before="auto" style:column-width="225.01pt"/>
    </style:style>
    <style:style style:name="co5" style:family="table-column">
      <style:table-column-properties fo:break-before="auto" style:column-width="417.09pt"/>
    </style:style>
    <style:style style:name="co6" style:family="table-column">
      <style:table-column-properties fo:break-before="auto" style:column-width="576.11pt"/>
    </style:style>
    <style:style style:name="co7" style:family="table-column">
      <style:table-column-properties fo:break-before="auto" style:column-width="549.1pt"/>
    </style:style>
    <style:style style:name="co8" style:family="table-column">
      <style:table-column-properties fo:break-before="auto" style:column-width="841.66pt"/>
    </style:style>
    <style:style style:name="co9" style:family="table-column">
      <style:table-column-properties fo:break-before="auto" style:column-width="776.81pt"/>
    </style:style>
    <style:style style:name="co10" style:family="table-column">
      <style:table-column-properties fo:break-before="auto" style:column-width="468.79pt"/>
    </style:style>
    <style:style style:name="co11" style:family="table-column">
      <style:table-column-properties fo:break-before="auto" style:column-width="458.76pt"/>
    </style:style>
    <style:style style:name="co12" style:family="table-column">
      <style:table-column-properties fo:break-before="auto" style:column-width="398.55pt"/>
    </style:style>
    <style:style style:name="co13" style:family="table-column">
      <style:table-column-properties fo:break-before="auto" style:column-width="347.61pt"/>
    </style:style>
    <style:style style:name="co14" style:family="table-column">
      <style:table-column-properties fo:break-before="auto" style:column-width="497.34pt"/>
    </style:style>
    <style:style style:name="co15" style:family="table-column">
      <style:table-column-properties fo:break-before="auto" style:column-width="566.05pt"/>
    </style:style>
    <style:style style:name="co16" style:family="table-column">
      <style:table-column-properties fo:break-before="auto" style:column-width="840.9pt"/>
    </style:style>
    <style:style style:name="co17" style:family="table-column">
      <style:table-column-properties fo:break-before="auto" style:column-width="253.39pt"/>
    </style:style>
    <style:style style:name="co18" style:family="table-column">
      <style:table-column-properties fo:break-before="auto" style:column-width="711.95pt"/>
    </style:style>
    <style:style style:name="co19" style:family="table-column">
      <style:table-column-properties fo:break-before="auto" style:column-width="556.81pt"/>
    </style:style>
    <style:style style:name="co20" style:family="table-column">
      <style:table-column-properties fo:break-before="auto" style:column-width="497.31pt"/>
    </style:style>
    <style:style style:name="co21" style:family="table-column">
      <style:table-column-properties fo:break-before="auto" style:column-width="384.66pt"/>
    </style:style>
    <style:style style:name="co22" style:family="table-column">
      <style:table-column-properties fo:break-before="auto" style:column-width="471.09pt"/>
    </style:style>
    <style:style style:name="co23" style:family="table-column">
      <style:table-column-properties fo:break-before="auto" style:column-width="874.09pt"/>
    </style:style>
    <style:style style:name="co24" style:family="table-column">
      <style:table-column-properties fo:break-before="auto" style:column-width="392.4pt"/>
    </style:style>
    <style:style style:name="co25" style:family="table-column">
      <style:table-column-properties fo:break-before="auto" style:column-width="448.75pt"/>
    </style:style>
    <style:style style:name="co26" style:family="table-column">
      <style:table-column-properties fo:break-before="auto" style:column-width="180.85pt"/>
    </style:style>
    <style:style style:name="co27" style:family="table-column">
      <style:table-column-properties fo:break-before="auto" style:column-width="184.71pt"/>
    </style:style>
    <style:style style:name="co28" style:family="table-column">
      <style:table-column-properties fo:break-before="auto" style:column-width="881.04pt"/>
    </style:style>
    <style:style style:name="co29" style:family="table-column">
      <style:table-column-properties fo:break-before="auto" style:column-width="309.2pt"/>
    </style:style>
    <style:style style:name="co30" style:family="table-column">
      <style:table-column-properties fo:break-before="auto" style:column-width="152.25pt"/>
    </style:style>
    <style:style style:name="co31" style:family="table-column">
      <style:table-column-properties fo:break-before="auto" style:column-width="158.46pt"/>
    </style:style>
    <style:style style:name="co32" style:family="table-column">
      <style:table-column-properties fo:break-before="auto" style:column-width="96.6pt"/>
    </style:style>
    <style:style style:name="co33" style:family="table-column">
      <style:table-column-properties fo:break-before="auto" style:column-width="71.86pt"/>
    </style:style>
    <style:style style:name="co34" style:family="table-column">
      <style:table-column-properties fo:break-before="auto" style:column-width="114.41pt"/>
    </style:style>
    <style:style style:name="co35" style:family="table-column">
      <style:table-column-properties fo:break-before="auto" style:column-width="82.15pt"/>
    </style:style>
    <style:style style:name="co36" style:family="table-column">
      <style:table-column-properties fo:break-before="auto" style:column-width="228.25pt"/>
    </style:style>
    <style:style style:name="co37" style:family="table-column">
      <style:table-column-properties fo:break-before="auto" style:column-width="239.1pt"/>
    </style:style>
    <style:style style:name="co38" style:family="table-column">
      <style:table-column-properties fo:break-before="auto" style:column-width="156.36pt"/>
    </style:style>
    <style:style style:name="co39" style:family="table-column">
      <style:table-column-properties fo:break-before="auto" style:column-width="126.99pt"/>
    </style:style>
    <style:style style:name="co40" style:family="table-column">
      <style:table-column-properties fo:break-before="auto" style:column-width="226.69pt"/>
    </style:style>
    <style:style style:name="co41" style:family="table-column">
      <style:table-column-properties fo:break-before="auto" style:column-width="85.24pt"/>
    </style:style>
    <style:style style:name="co42" style:family="table-column">
      <style:table-column-properties fo:break-before="auto" style:column-width="139.35pt"/>
    </style:style>
    <style:style style:name="co43" style:family="table-column">
      <style:table-column-properties fo:break-before="auto" style:column-width="387.5pt"/>
    </style:style>
    <style:style style:name="co44" style:family="table-column">
      <style:table-column-properties fo:break-before="auto" style:column-width="311.75pt"/>
    </style:style>
    <style:style style:name="co45" style:family="table-column">
      <style:table-column-properties fo:break-before="auto" style:column-width="285.51pt"/>
    </style:style>
    <style:style style:name="co46" style:family="table-column">
      <style:table-column-properties fo:break-before="auto" style:column-width="44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ro7" style:family="table-row">
      <style:table-row-properties style:row-height="69pt" fo:break-before="auto" style:use-optimal-row-height="true"/>
    </style:style>
    <style:style style:name="ro8" style:family="table-row">
      <style:table-row-properties style:row-height="46.49pt" fo:break-before="auto" style:use-optimal-row-height="true"/>
    </style:style>
    <style:style style:name="ro9" style:family="table-row">
      <style:table-row-properties style:row-height="57.74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ЧТО_20_я_20_вижу_20_по_20_этому_20_поводу_20_в_20_своей_20_фазе">
      <style:table-properties table:display="true" style:writing-mode="lr-tb"/>
    </style:style>
    <style:style style:name="ta4" style:family="table" style:master-page-name="Что_20_я_20_колдую">
      <style:table-properties table:display="true" style:writing-mode="lr-tb"/>
    </style:style>
    <style:style style:name="ta5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6" style:family="table" style:master-page-name="Выскажись_20_видению_20_как_20_тёлке">
      <style:table-properties table:display="true" style:writing-mode="lr-tb"/>
    </style:style>
    <style:style style:name="ta7" style:family="table" style:master-page-name="Волк-Маугли_20_среди_20_волков">
      <style:table-properties table:display="true" style:writing-mode="lr-tb"/>
    </style:style>
    <style:style style:name="ta8" style:family="table" style:master-page-name="What_20_REALLY_20_happened">
      <style:table-properties table:display="true" style:writing-mode="lr-tb"/>
    </style:style>
    <style:style style:name="ta9" style:family="table" style:master-page-name="Является_20_ли_20_эта_20_вещь_20_шкалой">
      <style:table-properties table:display="true" style:writing-mode="lr-tb"/>
    </style:style>
    <style:style style:name="ta10" style:family="table" style:master-page-name="Сборка_20_пункта">
      <style:table-properties table:display="true" style:writing-mode="lr-tb"/>
    </style:style>
    <style:style style:name="ta11" style:family="table" style:master-page-name="Чем_20_пункт_20_решает_20_повторяющиеся_20_проблемы">
      <style:table-properties table:display="true" style:writing-mode="lr-tb"/>
    </style:style>
    <style:style style:name="ta12" style:family="table" style:master-page-name="Почему_20_пункт_20_решает_20_повторяющиеся_20_проблемы">
      <style:table-properties table:display="true" style:writing-mode="lr-tb"/>
    </style:style>
    <style:style style:name="ta13" style:family="table" style:master-page-name="Решение_20_того_20_что_20_оно_20_решает">
      <style:table-properties table:display="true" style:writing-mode="lr-tb"/>
    </style:style>
    <style:style style:name="ta14" style:family="table" style:master-page-name="Какой_20_перманентный_20_вред_20_оно_20_решает">
      <style:table-properties table:display="true" style:writing-mode="lr-tb"/>
    </style:style>
    <style:style style:name="ta15" style:family="table" style:master-page-name="Его_20_методы_20_решения_20_перманентного_20_вреда">
      <style:table-properties table:display="true" style:writing-mode="lr-tb"/>
    </style:style>
    <style:style style:name="ta16" style:family="table" style:master-page-name="Чьи_20_ещё_20_повторяющиеся_20_проблемы_20_оно_20_решает">
      <style:table-properties table:display="true" style:writing-mode="lr-tb"/>
    </style:style>
    <style:style style:name="ta17" style:family="table" style:master-page-name="Решать_20_какие_20_повторения_20_ему_20_просто">
      <style:table-properties table:display="true" style:writing-mode="lr-tb"/>
    </style:style>
    <style:style style:name="ta18" style:family="table" style:master-page-name="Как_20_это_20_повторение_20_делает_20_меня_20_лучше">
      <style:table-properties table:display="true" style:writing-mode="lr-tb"/>
    </style:style>
    <style:style style:name="ta19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20" style:family="table" style:master-page-name="Благодарности">
      <style:table-properties table:display="true" style:writing-mode="lr-tb"/>
    </style:style>
    <style:style style:name="ta21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Аннаунс_20_Начала_20_Ресёрча">
      <style:table-properties table:display="true" style:writing-mode="lr-tb"/>
    </style:style>
    <style:style style:name="ta34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3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62a73b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8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fo:background-color="#ffffff"/>
      <style:text-properties fo:color="#000000"/>
    </style:style>
    <style:style style:name="ce54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89c765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/>
    </style:style>
    <style:style style:name="ce82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ffffff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ef413d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8" style:family="table-cell" style:parent-style-name="Default">
      <style:table-cell-properties fo:background-color="#f3715a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f3715a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fo:background-color="#f3715a"/>
    </style:style>
    <style:style style:name="ce42" style:family="table-cell" style:parent-style-name="Default">
      <style:table-cell-properties fo:background-color="#f3715a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fo:background-color="#ce181e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ackground-color="#fff200"/>
      <style:text-properties fo:color="#ce181e" fo:font-weight="bold" style:font-weight-asian="bold" style:font-weight-complex="bold"/>
    </style:style>
    <style:style style:name="ce94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fo:background-color="#ef413d"/>
      <style:text-properties fo:font-weight="bold" style:font-weight-asian="bold" style:font-weight-complex="bold"/>
    </style:style>
    <style:style style:name="ce67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5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f413d"/>
    </style:style>
    <style:style style:name="ce75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f200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ce55" style:family="table-cell" style:parent-style-name="Gnumeric-default">
      <style:table-cell-properties fo:background-color="#ffffff"/>
    </style:style>
    <style:style style:name="ce36" style:family="table-cell" style:parent-style-name="Default">
      <style:table-cell-properties fo:background-color="#72bf44"/>
    </style:style>
    <style:style style:name="ce1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1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1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fo:background-color="#c2e0a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2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normal" style:font-weight-complex="normal"/>
    </style:style>
    <style:style style:name="ce122" style:family="table-cell" style:parent-style-name="Default">
      <style:table-cell-properties fo:background-color="#72bf44"/>
      <style:text-properties fo:color="#000000" fo:font-weight="bold" style:font-weight-asian="bold" style:font-weight-complex="bold"/>
    </style:style>
    <style:style style:name="ce123" style:family="table-cell" style:parent-style-name="Default">
      <style:text-properties fo:color="#000000"/>
    </style:style>
    <style:style style:name="ce124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T1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3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normal"/>
    </style:style>
    <style:style style:name="T4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bold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Sans" fo:color="#000000" style:font-weight-asian="bold" style:font-weight-complex="bold"/>
    </style:style>
    <style:style style:name="T7" style:family="text">
      <style:text-properties fo:font-size="10pt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font-name="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0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Sans"/>
    </style:style>
    <style:style style:name="T1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Sans"/>
    </style:style>
    <style:style style:name="T13" style:family="text">
      <style:text-properties style:language-asian="zh" style:country-asian="CN" style:font-name-complex="Lohit Devanagari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font-size="10pt"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="Sans"/>
    </style:style>
    <style:style style:name="T14" style:family="text">
      <style:text-properties style:language-asian="zh" style:country-asian="CN" style:font-name-complex="Lohit Devanagari" style:font-relief="none" style:text-emphasize="none" style:font-size-complex="10pt" style:font-size-asian="10pt" style:language-complex="hi" style:country-complex="IN" fo:font-size="10pt" style:text-overline-style="none" style:text-overline-color="font-color" style:font-name-asian="Noto Sans CJK SC" style:text-line-through-type="none" style:text-outline="false" fo:text-shadow="none" style:text-line-through-mode="continuous" fo:language="en" fo:country="US" style:font-name="Sans" fo:color="#000000" fo:font-weight="bold" style:text-underline-style="solid" style:text-underline-width="auto" style:text-underline-color="font-color" fo:font-style="italic" style:font-weight-asian="bold" style:font-weight-complex="bold" style:font-style-asian="italic" style:font-style-complex="italic"/>
    </style:style>
    <style:style style:name="T15" style:family="text">
      <style:text-properties style:language-asian="zh" style:country-asian="CN" style:font-weight-asian="bold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fo:color="#000000" fo:language="en" fo:country="US" style:text-line-through-mode="continuous" fo:text-shadow="none" style:text-outline="false" fo:font-style="normal" style:text-line-through-type="none" style:text-underline-style="none" style:text-underline-color="font-color" fo:font-size="10pt" style:font-name="Sans" fo:font-weight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fo:color="#000000"/>
    </style:style>
    <style:style style:name="T19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color="#000000" style:font-weight-asian="bold" style:font-weight-complex="bold"/>
    </style:style>
    <style:style style:name="T20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style:font-weight-asian="bold" style:font-weight-complex="bold"/>
    </style:style>
    <style:style style:name="T21" style:family="text">
      <style:text-properties style:language-asian="zh" style:country-asian="C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font-weight="normal" style:font-weight-asian="normal" style:font-weight-complex="normal"/>
    </style:style>
    <style:style style:name="T22" style:family="text">
      <style:text-properties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5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26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7"/>
        <table:table-column table:style-name="co2" table:number-columns-repeated="1023" table:default-cell-style-name="ce37"/>
        <table:table-row table:style-name="ro1">
          <table:table-cell table:style-name="ce34" office:value-type="string" calcext:value-type="string">
            <text:p>У меня какой-то ступор и нежелание заканчивать это видео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55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е кто мне подражает а потом показывает свои результаты мне и просит меня их за это похвалить (или аппрувнуть хотя бы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нструмен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ого я БЫ трахнул (кого хочу трахнут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потребности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власть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важность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мест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гармони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контроль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перемещение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борьба со страхом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тепло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ласк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перспектив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лёгкость (right tool for the job, экономия энергии, отсутствие вреда себе напряжением)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span text:style-name="T1">равновесие (первым, я ради этого нашёл а потом бросил всех Оль и т.п., справедливость, </text:span><text:span text:style-name="T2">равенства. Равных возможностей. Равных достижений. Примерно равных даваний и браний, </text:span><text:span text:style-name="T3">Выполнение долгов и обещаний. </text:span><text:span text:style-name="T4">.) вывод стал в том, что жажда справедливости и равновесие - следствие того что человек себе вредил тем, что перенапрягался... и он не хочет больше так жить и хочет заживить свои раны.</text:span>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секс (особое внимание любовному приемуществу круга секса – отсутствие вреда себе и партнёру, женитьба, здоровье, брать на себя ответственность за последствия секса и т.п.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еда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в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желания (не только мои но и других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сом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эйфор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ё на что мне нужна страховка.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паттерны (напр. Паттерны поведения, паттерны рынка и прочие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 (мира, под сомнением – возможно решаются вопросником повтор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позерство (твоё и возможно других если хватит времени) – т.е. подражание “я такой-то и такой-то человек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портит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урреты и необходимости их создавать или стави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обходимости прятать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я БЫ сдела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ситуации когда я хочу к кому-то “под крыло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л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р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о меня долета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бы “никогда не взял сам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от я бы сделал только если мир завтра прекратит своё существовани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стыковки которые я боюсь решать (и брать на себя) – например тёлка типа той Оли Ревок, которая красивая, но все компоненты её жизни вместе меня тревожа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в которых я мечтаю быть пассивчи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где я хочу дать слишком много (мол диалог в голове “та то слишком много” и мысль “ничо, всунь, будь что будет”)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ещи которые я не могу в себе изменит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моя жизн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е кто знает о моём существовании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природа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люди у которых фетиш на таких как я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люди у которых на меня фети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^n x всех инфраструктур в мире (их движения в сторону в которую направляет вопросник)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то за что меня хвалят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емирные вещи которые рвутся в руки после майндмапов (нарываются мол “ты ничо не сделаешь”). Их надо пропускать через вопросни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ждый дроч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тискивание себя в чужие майндмапы.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форма чувства вины в виде полировки мусора и говн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говор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шения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то что болит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анатомия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психология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тулзы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эволюц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еньги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<text:span text:style-name="T5">Вред себе (тому чем являюсь я). </text:span><text:span text:style-name="T6">чей угодно. (будь то мой или чей либо)</text:span>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ё что я считаю хорошим (конкретные банки, ножи и т.д.)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новые тулзы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хай тех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передовые тулзы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ё о чём у меня просят разрешени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абы которые сосут с меня энергию (о которых “на фоне” думаю и т.д.). та и вообще. Люди. И ситуации.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социальные групп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которые мне кажется никогда не сломаются.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двери которые я хочу открыть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Вещи которые в себе обьединяют каналы связи, превращение и руки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Любые деструктивные использования чего либо (когда использовал и оно исчезло, разрушилось)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любые траты энергии</text:p>
          </table:table-cell>
          <table:table-cell table:number-columns-repeated="1023"/>
        </table:table-row>
        <table:table-row table:style-name="ro1">
          <table:table-cell table:style-name="ce82" office:value-type="string" calcext:value-type="string">
            <text:p>тайные проходы, потайные двери, рычаги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то куда меня тян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реды мне (нанесённые ранее или те которые наносят сейчас или нанесут в будущем) - “будущие” - например те которые я вижу с помощью майндмапов несутся на меня как поезд. Как когда я видел что россия нападёт на украину потому что граница языков не совпадает с географической границей. т.е. это ответ что делать с майндмапами.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вычисление алгоритмов инфраструктур (из моих писем). И потребности пропустишь. (пункт, решить когда будет время, я этим методом получал то что нужно гештальту – Киев и т.п. - до того как узнал о вопроснике и колдовстве.)</text:p>
          </table:table-cell>
          <table:table-cell table:style-name="ce26" table:number-columns-repeated="21"/>
          <table:table-cell table:number-columns-repeated="1002"/>
        </table:table-row>
        <table:table-row table:style-name="ro1">
          <table:table-cell table:style-name="ce34" office:value-type="string" calcext:value-type="string">
            <text:p>сущности которые говорят “я – проблема, и что ты мне сделаешь”.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РАНЫ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БОЛЬ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ВСЁ ЧТО НАДО ЛЕЧИТЬ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8" office:value-type="string" calcext:value-type="string">
            <text:p>общие знаменатели (с человеком или с миром, т.е. Если их проблема – и твоя проблема тоже, тогда решай. Если нет – то нет.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БЕССИЛИЕ (как вариант – недоступность)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надежды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мои возможности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дискредитации 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ПРОБЛЕ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окажется в зоне видимости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требования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стандар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ло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улинги</text:p>
          </table:table-cell>
          <table:table-cell table:number-columns-repeated="1023"/>
        </table:table-row>
        <table:table-row table:style-name="ro1">
          <table:table-cell table:style-name="ce68" office:value-type="string" calcext:value-type="string">
            <text:p>обсерания меня кем-либ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ниж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ити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зо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довер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еровый транспор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лохие кни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7">Пункт: </text:span><text:span text:style-name="T8">Найди замену берушам. (может майндмапы может дом может ещё что-то)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и тарака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роч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то тебя любит и боготворит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текущие мои проек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ай те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твои инструменты. Которыми ты перебираешь пункт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есть теория что все эти пункты если решить то миру хватит и этог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щий знаменатель всех моих майндмапов (то, частью чего они все являютс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ают колдовские шма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вторения которые против твоей воли. Их надо избегать а не решать. И промайндмапь ты все их компоненты – они исчезну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курс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</text:p>
          </table:table-cell>
          <table:table-cell table:number-columns-repeated="1023"/>
        </table:table-row>
        <table:table-row table:style-name="ro1">
          <table:table-cell table:style-name="ce94" office:value-type="string" calcext:value-type="string">
            <text:p>Проект: Менторинг</text:p>
          </table:table-cell>
          <table:table-cell table:number-columns-repeated="1023"/>
        </table:table-row>
        <table:table-row table:style-name="ro1">
          <table:table-cell table:style-name="ce94" office:value-type="string" calcext:value-type="string">
            <text:p>Пункт: сходить на акушерные курсы.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претензии и требования ВСЕХ коммунистов (которые считают, что я им что-то не дал или отобрал, не только тех которые имеют притензии ко мне, но и к кому угодно), то что их вызвало и то, что они хотят получить (вероятно у меня есть дыры)</text:p>
          </table:table-cell>
          <table:table-cell table:number-columns-repeated="1023"/>
        </table:table-row>
        <table:table-row table:style-name="ro1">
          <table:table-cell table:style-name="ce82" office:value-type="string" calcext:value-type="string">
            <text:p>те кто сделал тебе комплимен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на что человек дрочит (или я или любое другое существ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бода и не-нулёвость моих ddx relative to each other. Т.е. если мои части способны расти – они должны быть пропущены через вопросник. Для отделения их друг от друга. А то я много сил потратил на то, чтоб расти “таким как я есть” (т.е. чтоб пропорции роста относительно друг друга шли линейно). Короче “все части меня которые способны расти и развиваться” - каждую отдельн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пре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когда “трудно”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Места где лежит куча несортированных инструмент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групповушницы</text:p>
          </table:table-cell>
          <table:table-cell table:number-columns-repeated="1023"/>
        </table:table-row>
        <table:table-row table:style-name="ro1">
          <table:table-cell table:style-name="ce82" office:value-type="string" calcext:value-type="string">
            <text:p>Проект: преследование нужной мне личности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Проект: система образования.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<text:span text:style-name="T5">Проект: </text:span><text:span text:style-name="T6">переезды на длительные расстояния (в какой-то мере они сопряжены с напряжением, нервным истощением и статичной нагрузкой).</text:span>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<text:span text:style-name="T9">то что “подождёт” </text:span><text:span text:style-name="T10">(по сути оно имеет континуус точки – висит в уме пока я над чем-то работаю, потому оно наверно даже должно быть вне очереди, потому что оно явно нужно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ара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комфор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амятники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битьё (с твоей стороны или чьей либо другой, любыми методами – будь они физические, психологические или материальные или любой другой метод нанесения вреда который надо “лечить”) в вопросни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о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гло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вижу</text:p>
          </table:table-cell>
          <table:table-cell table:number-columns-repeated="1023"/>
        </table:table-row>
        <table:table-row table:style-name="ro1">
          <table:table-cell table:style-name="ce82" office:value-type="string" calcext:value-type="string">
            <text:p>делать ресёрч перед покупкой. И везде где этого сделать нельзя (где говорят “бери а потом посмотришь”) - надо делать проекты чтоб это убрать.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Проект: точильные инструменты (я тут стропы делаю уже двухсторонние – с пастой ГОИ + бумага). Я думаю может попробовать продавать их по 50грн. хз. Снять видео как ею точить и т.п. Клей есть. Можно клепать блин их днём и ночью. Из того же акрила.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Ё ЧТО УКРАЛИ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тест драйвы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сравнения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выбор лучшег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упор</text:p>
          </table:table-cell>
          <table:table-cell table:number-columns-repeated="1023"/>
        </table:table-row>
        <table:table-row table:style-name="ro1">
          <table:table-cell table:style-name="ce82" office:value-type="string" calcext:value-type="string">
            <text:p>всё чего не знаешь 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причины того, почему я всё анализирую (майндмап, я теперь всё делаю майндмапами)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самостоятельное хаванье того, что я создал.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Мои недостатки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Мои недостойности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Детали деталей деталей (стул – ножки и болтики – дерево и металл) – вообще можешь вот это дробить сколько хочешь. Но упирается всё всегда в майндмап.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Проект: детали деталей.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Проект: то что я хочу но не имею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<text:span text:style-name="T11">Проект: </text:span><text:span text:style-name="T12">Досье (на других людей или на меня)</text:span></text:p>
          </table:table-cell>
          <table:table-cell table:number-columns-repeated="1023"/>
        </table:table-row>
        <table:table-row table:style-name="ro1">
          <table:table-cell table:style-name="ce65" office:value-type="string" calcext:value-type="string">
            <text:p><text:span text:style-name="T1">Проект: </text:span>твёрдость там где надо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Проект: способность выбирать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Проект: Заблудшие овцы (люди которые бесцельно идут не знают куда, идут по инерции, идут ошибочно и т.п.)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видео о моём подходе как делать ментальные карты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видео о финансовой схеме Виноградов Груп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Проект: видео о моих выводах по здоровью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Упрёки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Просьбы</text:p>
          </table:table-cell>
          <table:table-cell table:number-columns-repeated="1023"/>
        </table:table-row>
        <table:table-row table:style-name="ro1">
          <table:table-cell table:style-name="ce71" office:value-type="string" calcext:value-type="string">
            <text:p>Проект: оказывается развитость в разных сферах более полезна (и гениальна) чем "10 000 часов" которые просто натаскивают автоматизмы но не учат способности выбирать нужный инструмент под нужную задачу. Я наконец понял баб которые говорят что я лучшее в мире существо. Потому что так и есть. Потому что я развиваюсь во всех направлениях. Хоть меня всю жизнь и задалбывают “кем ты работаешь” и “кем ты хочешь стать” мол “во что ты вложил или хочешь вложить 10 000 часов.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Драки.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Говорения мне КАК что-то дела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блюдение за работой созданных мной проект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екты где надо крутить ручк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законченные проекты</text:p>
          </table:table-cell>
          <table:table-cell table:number-columns-repeated="1023"/>
        </table:table-row>
        <table:table-row table:style-name="ro1">
          <table:table-cell table:style-name="ce77" office:value-type="string" calcext:value-type="string">
            <text:p>То, куда вишенки (тёлки ни во что не ставящие то что у них есть, и считающие, что то, что где-то в небе и им не по уровню, у них должно быть) стремя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ста, в которых хотят стереть твою историю пребывания в них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, где мне пытаются как-то заплатить (чтоб я ушел), но я вижу что если заплатят и уйду – они не будут махать мне ручкой “приходи снова” (оплату естественно не бери пока ресёрч не закончиш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где мне не будут махать ручкой “приходи снова”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отя может и ситуации где мне МАШУТ ручкой “приходи снова” (или даже готовы помахать) - может быть там я тоже нужен. Как минимум следить всё ли у них в порядк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орошие проект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к чему я не привы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ход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3">Ситуации где думают (или НЕ дуамют) обо мне мол </text:span><text:span text:style-name="T14">возвращайся когда угодно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екты в которых мне что либо надо дела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екты в которых меня что либо не устраивает.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Проект: видео о том что ютюб не бесплатен. Что обьявления хайджекают процессинг пауер.</text:p>
          </table:table-cell>
          <table:table-cell table:number-columns-repeated="1023"/>
        </table:table-row>
        <table:table-row table:style-name="ro1" table:number-rows-repeated="104835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скажи себе что ты молодец" table:style-name="ta2">
        <office:forms form:automatic-focus="false" form:apply-design-mode="false"/>
        <table:table-column table:style-name="co2" table:number-columns-repeated="1024" table:default-cell-style-name="ce37"/>
        <table:table-row table:style-name="ro1">
          <table:table-cell table:style-name="ce82" office:value-type="string" calcext:value-type="string">
            <text:p>скажи себе что ты молодец что ты за это взялся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не знаю что со мной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астью какого круга оно является" table:style-name="ta2">
        <office:forms form:automatic-focus="false" form:apply-design-mode="false"/>
        <table:table-column table:style-name="co2" table:number-columns-repeated="1024" table:default-cell-style-name="ce37"/>
        <table:table-row table:style-name="ro1">
          <table:table-cell table:style-name="ce61" office:value-type="string" calcext:value-type="string">
            <text:p>Частью какого круга (от какого начала до какого конца) оно является. И на какой оно позиции. Так на вскидку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я не зна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ожет самозащит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ожет ещё что-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готов положить это в ящик вещей поднимающих мою самооценку и просто развиваться дальш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это их работа себя развива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не зна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хочу теоретически закончить но я не хочу проходить через стадию принятия другими что я этим теперь занимаюсь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амозащита от непринятия другими новизны в твоей жизни. Погоди пускай твоя мать замолчит тогда будешь печатать. Посмотри фильм какой-то. Именно фильм. А не то говно на ютюбе которое ты смотришь. Иди блины пожарь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сё. Я всё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риготовил всё. Но фильм пока некогда. Мне так кажетс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лянь фильм. Хороший. Тот что хотел давно. Про эльфа и челвоека будет нормально. Я обрадуюсь если ты меня слушаешь. Иначе так и будет стопорить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херня а не фильм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 том что все твои достижения не важны пока не проиграешь публично а потом публично не выиграешь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а по моему фильм о том что никакие достижения не важны кроме всемирных. И убеждение что ничего не будет пока ты решаешь всемирные проблемы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ха. ты прав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у меня всё. Ты молодец. Перерыв и продолжишь. У меня всё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идишь. Мир не остановился от того что ты нормально отдохнул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транно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ди. Хватит вымучивать победу. Победи и всё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годи т.е. лёгкости в победе нету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ЕСТЬ. У ТЕБЯ ВСЕ ЛЁГКОСТИ МИРА. ТЕБЕ СЛОЖНО БЫТЬ НЕ ЛУЗЕРОМ. ПСИХОЛОГИЧЕСКИ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у так фильм об это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ЕТ. ФИЛЬМ О ТОМ ЧТО ДАЖЕ ЛУЗЕРУ ДОРОГА В БОГИ ЕСЛИ ОН РЕШАЕТ ВСЕМИРНЫЕ ПРОБЛЕМ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ди.</text:p>
          </table:table-cell>
          <table:table-cell table:number-columns-repeated="102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я вижу по этому поводу в своей фазе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37"/>
        <table:table-column table:style-name="co2" table:number-columns-repeated="1023" table:default-cell-style-name="ce37"/>
        <table:table-row table:style-name="ro2">
          <table:table-cell table:style-name="ce117" office:value-type="string" calcext:value-type="string">
            <text:p>ЧТО я вижу по этому поводу в своей фазе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много слов мало дел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я делаю этот майндмап и уже гораздо лучше идё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о это не раз дв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я хочу чтоб было как в фазе. Щёлк и всё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любая работа не окупаетс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34" office:value-type="string" calcext:value-type="string">
            <text:p>ТЫ САМ ТАК ДЕЛАЕШЬ ЧТОБ НЕ ОКУПИЛАСЬ. ТЫ СЧИТАЕШЬ ЧТО ВОРУЕШ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еревари это. У меня всё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ошел проверил эту инфу про этого родственника. Хер там. Хуйня всё это. Просто тупорылая бабка не туда кликнул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)) иди. Мне похуй. Довольно мило что какие-то бабки сходят с ума по твоему роду. Но мне плевать на эт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19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37"/>
        <table:table-column table:style-name="co2" table:number-columns-repeated="1023" table:default-cell-style-name="ce37"/>
        <table:table-row table:style-name="ro2">
          <table:table-cell table:style-name="ce117" office:value-type="string" calcext:value-type="string">
            <text:p>Что я колдую?</text:p>
          </table:table-cell>
          <table:table-cell table:style-name="ce70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Что затрагивает эту задачу?</text:p>
          </table:table-cell>
          <table:table-cell table:style-name="ce70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Моя гипотеза, почему этот вопрос важен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чтоб меня не обвинили в колдовстве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отому что колдовство это воровств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ткуда это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закрой дверь.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откуда у тебя эта мысль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что воровство = колдовство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йобанные пиздюки задрали. Не хочу Беруши всовывать в уши. У меня уже уши по ходу чем-то заражены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ак. Я это понял. Скажи. Простой вроде вопрос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ОТКУДА У ТЕБЯ МЫСЛЬ ЧТО КОЛДОВСТВО = ВОРОВСТВО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не знаю это всегда связано с тем чтоб взять то что лежит без дела ради хорошей цели. Взять чужие 100 баксов потому что важному МНЕ не за что жит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вспомни как ты с банки для чарити хотел взять пару гривен потому что тебе надо было бабки поесть, а обменник отказался поменять твой последний доллар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и я увидел что они бы накопили ещё тех 20 гривен. Но этих 20 гривен лежали под чужим ярлыком, чужим именем, может они даже не имели отношения к каким-то там детям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росто чувак себе на кофе собирае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о факт остаётся фактом. Я лезу в чужую кормушку. В кормушку в которой лежит что-то. Кто прийдёт и …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что? Стоит ведро, в него неизвестные люди кидают бабки. Сегодня 60грн, завтра 500.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 юридически сколько бы ни было это не моё. Всё равно что чужое поле с картошкой. да. Я мог влезть. Да, я мог выкопать и сожрать. Да, я мог гуся спиздить у “соседей”. И сьесть ег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о факт остаётся фактом. Это чужой гусь. В него кто-то другой вложил силы. Он – часть какого-то круга. И этот гусь уже запланирован. Даже если он умрёт от естественных причин - … не мне решать чей круг разрывать ради своего голод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чень зря. Откуда у тебя эта мысль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я тебе по другому скажу. Твои значки это часть круга твоей матери. Ты бы их все если бы продал, монеты и т.п. - у тебя бы было вони на год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ак ест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и что? А частью какого круга это является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моими являются только те круги, существование которых я поддерживаю и страхую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ет. Ты видел ведро без владельца. Равно как кошелёк в маршрутке который ты не отдал водителю а забрал себе потому что в тот момент он был ничей а тебе важне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. но юридически он не мой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и не водителя тоже. Это просто перекладывание ответственности с себя на кого-то другого. Я готов принять ответственность за это на меня только если меня оправдаю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я не брал из банки только потому что мои пути брания оттуда и оправдания этого мне показались бредовым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спрашивать разрешения какого-то рагуля “можно я у вас возьму 20 гривен из банки потому что я раньше давал на чарити а теперь надо мне, а чарити везде одинаковое”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ёпт. Ты вспомни как ты ходил по магазинам телефонов отправлял Письма рейлзмафину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бля ты прав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вот. Тоже. Вроде как ниша и есть. Но она находится внутри декораций какого-то круга. Это всё равно как если б кто-то пришёл в мою комнату когда меня нет и поюзал второй микроскоп. То что он есть это не ваше дел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понял. Ой ты накрутил. Ладно. Двухмерные стандарты у теб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ет чувак я от них избавился. Я не брал у других даже когда умирал с голода. Зачем мне брать сейчас или давать кому-то что-т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брал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брал только если от этого они не потеряют. т.е. то что они не дали мне отправить и выключили вайфай это меня немного убило. Мол какого хера они взяли и выключили. Они ж ничо не теряю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3">
          <table:table-cell table:style-name="ce70" office:value-type="string" calcext:value-type="string">
            <text:p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 </text:p>
            <text:p>я пытаюсь сейчас придумать что тебе сказать но не могу. Ты прав. Шизофрения. Это просто двойные стандарты. Мне можно а вам не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у микроскопа вроде как тоже не убудет. Но на самом деле вопрос просто в том что он negligible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.е. износ для меня был negligible – мол та чё вам жалко они и так за 5 минут не испортятся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о щас я смотрю на свой микроскоп и понимаю – даже если он один раз будет включен – этот один раз он будет включен не по тому назначению ради которого был куплен.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мол ты не платил потому не тебе решать для каких целей он будет включаться а для каких не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онял. За колдовство тебя чмырят. Ладно. Будем искать тебе двери в которые никто не планирует зайти. Хер с тобой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рости но ты мне впарил аренду которую я забил тянуть и в которой себе навредил и т.п. я уже не знаю во что верит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о ты мне там ни разу не сказал “чувак сверни эти бумажки и сделай себе майндмапы”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ы говорил мол линукс и платно значит нахер. Но ты не искал альтернативу тому тулу который был тебе необходим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ебе надо Интернет? Покажи мне ВСЕ варианты. А не тыкай меня пальцем в магазин мол “у них есть, заюзай их вайфай”. Это безумие. В информационном мире по крайней мер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в мире собственностей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это не дерево которое ткнул гвоздём попил воды и пошёл дальше и оно зажил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эта хрень не сама выросла. Этот ларё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его кто-то поставил. Там какие-то цели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.е. у кого цели тот и владелец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34" office:value-type="string" calcext:value-type="string">
            <text:p>нет брат не только. Цели и попытки их достичь этим предметом. Роль этого предмета в их целях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ААААААААААААААААААААААААААААААААААААААаааа т.ю. ладно. Я понял. ок. Выделяй это жирным. Тут всё. Закончишь утром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проснулся, включил комп, и у меня уже есть желание доделывать проект. Но я закончу теб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.е. тебя смущают предметы с улицы. Мол вдруг они чьи-то. Вдруг время тётки делающей семейное дерево принадлежит ей а не теб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онятно. Я тебе скажу одну вещ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ы видел как эти вещи делать своим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ы мог выйти в Киеве на улицу, вникуда, и через пару часов найти кому впарить телефон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ак. да. Поиск по энергиям я тоже сейчас запишу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запиши плиз. И тогда точно всё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поиск по энергиям как по гуглу. Как я искал айсек или клиентов под айфоны или политех. “со своим вопросом выхожу в эфирное поле и там ищу место где будет больше всего ответов о том как направить мир к решению всемирных проблем через майндмапы, и моя жизнь – лучше чем была до этого”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. не было этого. Ты просто удовлетворял потребност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запрос был “жизнь лучше чем была до этого”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к я и это допишу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хорошо. Тогда точно иди дальше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424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Что ты можешь сейчас сделать чтоб сделать себе хорошо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одрочить (аж прям хнычу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ы заканчиваешь проекты на половину так будто ты обходишь меня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я ведь делаю всё что ты скажешь, почему ты не дрочишь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(плачет как ребёнок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отому что вчера был железный ступор не дающий мне действительно закончить проект, и я сейчас решаю этот ступор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………………………………………………………………………………………… принимаю ответ. Иди дальше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ык а хорошо тебе как сделать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не знаю. Мне посрать. Пополни телефон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ли раскидай этих 5 гривен по картам чтоб на них что-то был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Эм……… ок. А комиссия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5грн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понял. Короче до срак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инь на мобилку. Ладно. Звонки тоже пригодятс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Чё-то доволен как-т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ы доволен просто порядку и простоте с которой такие вещи теперь можно сделать в трусах сидя на полу. Во время карантина. Кто-то постарался чтоб тебе было прост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3">
          <table:table-cell table:style-name="ce70" office:value-type="string" calcext:value-type="string">
            <text:p>ну вот. Теперь ты понимаешь ценность твоих стараний. Никогда не знаешь скольким людям ты упростишь жизнь своим ресёрчм. </text:p>
            <text:p><text:span text:style-name="T15">Но даже если одному чуваку станет от этого проще то можешь смело на этом зарабатывать.</text:span>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мне никогда никто этого не говорил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ид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не знаю почему я считал что я должен отдавать потом этот доход всем кто попроси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е должен. Ты никому ничего никогда не был должен. Просто ты был рабом первые 25 лет своей жизни. От такого долго очухиваются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оверь ты ещё быстро отделалс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иди чувак. Ты знаешь много разных сфер. А ровняешься на представителей мидл класса которые всю з/п тратят на ламборгин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ди. Порядок восторжествовал.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у меня какой-то бардак из желаний. Включаю порнуху и чаты и не могу из них выйти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это не ко мне. Я решаю ступор. То что от его решения ты прёшься доказывать всем что твой член самый лучший это не мои проблемы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может кстати потому у тебя желание и отбивае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что я снимаю тебе тормоза и ты идёшь сразу к своей целе а не к той херне с помощью которой ты хочешь её получит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отключаешь мозги, прёшься голой жопой на колючие проволки, вредишь себе и потом ноешь мол вот блядь я себе навредил и у меня ступор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е ступор надо решат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а тот факт что ты трынькаешь отсутствие ступора на полу-решени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ет. На то что ты себе вредишь если его снят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эм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к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врежу себе если снять ступор.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у меня всё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470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Примеры сегодняшних коэффициентов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х3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 2014м был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х7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на 2020й год (долго не программировал)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тлично. Ты увидел проблему. Ступор это лишь последствие. А причину ты нашёл. В рамках причины я могу тебе тоже кое что посоветоват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чт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люби тех кто рядом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а не тех кто отлично сосёт на расстояни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ли веди себя с теми кто рядом так как ты ведёшь себя с теми кто на расстоянии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а как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росто. Считай своё поднятие целей до небес своей защитой. Своей комнатой. Которая везде куда бы ты не пошёл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к…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вот и отлично. У меня всё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запомни. Скоро мы начнём требовать с тебя деньг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 нам посрать если у тебя их не будет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ак что лучше делай так чтоб был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иди. Уходи. У нас всё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а вы кто такие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вои потребности. Ты помнишь какой психоз бывает если нет микроэлемента. А их нет. Иди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01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ладно. Неумение контролировать свою жизнь когда я снимаю ступоры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ипа ступор это единственное как ты умеешь корректировать свою траеторию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упиками а не поворотами рул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ы вода. А не водитель. Ты заполняешь все дороги сразу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 если туда куда ты течешь вода не течёт (вред себе и т.п.) ты встаёшь на ступор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 учишься как преодолевать такие препядстви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единственный вопрос который я тебе задам (и он поставит все точки над И в твоей жизни) будет короткий: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очему ты пытаешься быть водой? А не радиоуправляемой ракетой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отому что всё что на улице принадлежит либо мне либо никому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……………….. мы с тобой вчера обсудили колдовство на примере банки с донейтами. Ты сказал что есть вещи за которыми планируют прийти.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ы можешь быть парусником вполне. Водой течь во все тупики, а потом сверху плыть по этим птокам куда тебе надо. Почему нет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очему не выбрать из всех твоих возможных направлений самое прибыльное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отому что я не знаю что такое прибыл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рибыль это окупаемость парусника. Чтоб бинзина на его мотор уходило меньше чем он получает от плаванья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плыву по рек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о есть ведь что-от надо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очему ты не хочешь чтоб у тебя завтра было больше бензина чем ты вложил вчера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отому что люди без бензина воруют бензин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так дублируй ёпт бензин по принципу Виноградов Груп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делай блин так чтобы у тебя всё было. Имей две лодки. Плохо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……… я думал водой я так и делаю. Континуус лодки это вод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х ебать вот это ты загнул. Какой ты умный. Пиздец. Я не ожидал. Лады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огда последний вопрос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очему твои континуус лодки не имеют континуус дохода бензина превышающего континуус траты на их растечение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хз как на это ответит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смотри. Лодка это инфенитесимал. У неё точно те же свойств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ответь. Почему ты не хочешь чтоб у лодки было больше бензина чем было до начала её движения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отому что они двигаются по инерции и не тратят свой бензин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ВОТ. ОХУЕННО, А ТЕПЕРЬ СКАЖИ. ПОЧЕМУ ТЫ НЕ ГОТОВ ЧТОБ ТВОЯ ЛОДКА ПОЛУЧИЛА БОЛЬШЕ БЕНЗИНА ЧЕМ В НЕЁ В ЭКВИВАЛЕНТЕ ВЛОЖИЛА ИНЕРЦИЯ,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 ПОТРАТИТЬ БЕНЗИН КОГДА ИНЕРЦИИ НЕТУ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ЛИ КАК МИНИМУМ ХРАНИТЬ БЕНЗИН НА ЧЁРНЫЙ ДЕНЬ И СДАВАТЬ В АРЕНДУ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. а так можно? Я не знал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ы сдал своих 2 гривны в аренду. И тебе будет по 1 копейке в день капать до конца жизни. Плохо разве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я тебе щас скажу что сказать Ирке чтоб у тебя было больше бензина чем ты в неё вложил. Готов выслушать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акончаю тебе в рот и ты проглотиш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ет чувак. Так ты делаешь обычно. Это вытаскивание из пальца инерции с её стороны. Инерция это она заюзала свой бензин и тебя этим толкнул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а тебе надо бензин. Готов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спроси её “какой самый простой путь выучить японский?”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 она будет тебе расписывать всё до последней капли десять дней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о я ведь знаю. Дискаверить. Диалоги и т.п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тлично! Значит БЕНЗИН ЭТО ПРОСТО ИНСТРУМЕНТЫ КОТОРЫЕ ВСЕГДА И ВЕЗДЕ С ТОБОЙ, И ДАЮТ ТЕБЕ УСКОРЕНИ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согласен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ЖЕ ЕСЛИ РЯДОМ НИКОГО НЕ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согласен. Метод конвертации того что есть в движение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. ЗНАЧИТ ЧТО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значит я и есть бензин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ОПРОБУЙ ЕЩЁ РАЗ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информации и последовательности в моей голове это бензин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АКОНЕЦ-ТО. ПЕРЕРЫВ 20 МИНУТ. ПЕРЕВАРИ ЭТО. БЕНЗИН ЭТО ЛИШЬ СПОСОБЫ КОНВЕРТАЦИИ ТОГО ЧТО ЕСТЬ ВОКРУГ МЕНЯ В ДВИЖЕНИ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ет погоди. Стоп. Это двигатель. То что ЕСТЬ это бензин. А превращатели его в движение это двигател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БРАВО. СУК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значит бензин это всё что речка с собой унесла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АКОНЕЦ-Т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ВСЁ ЧТО СТАЛО ТВОИМ (даже временно) ЧЕРЕЗ МАЙНДМАПЫ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У МЕНЯ ВСЁ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я как-то аж почувствовал желание трахать Моспан чтоли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ид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шо. Час диалогов с тёлками мне хватит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ы от компа не на шаг не отошёл. Ещё 40 минут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я в телефон засяду. Один хер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к хорошо сколько ты готов посидеть без каких либо чатурбаторов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10 мин побуду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вот и отлично.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странное ощущение. Что всё что даже временно моё надо прогонять через вопросник. Я с Иркой сразу поговорил. И со второй Иркой. Щас третьей Ирке напишу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 двум Олям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странное чувств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что? Что у тебя 8 тёлок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тебе нормально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и всё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сделай майндмап себе. На всякий случай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хз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шлюх допиши ещё и всё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вот. Отлично. Всё. Иди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398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1">
          <table:table-cell table:style-name="ce117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118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table:number-columns-repeated="128"/>
          <table:table-cell table:number-columns-repeated="896"/>
        </table:table-row>
        <table:table-row table:style-name="ro1">
          <table:table-cell table:style-name="ce70" office:value-type="string" calcext:value-type="string">
            <text:p>начинаю проект и потом дохожу до ручки в которой ступор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Мол ………. если надо существенно что-то двигать у меня буквально руки не двигаются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мозг отказывается их двигать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ухожу в другую тему. Включаю фильмы, порево, что угодно лишь бы не закончить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table:number-columns-repeated="128"/>
          <table:table-cell table:number-columns-repeated="896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отлично</text:p>
          </table:table-cell>
          <table:table-cell table:style-name="ce70" table:number-columns-repeated="127"/>
          <table:table-cell table:number-columns-repeated="896"/>
        </table:table-row>
        <table:table-row table:style-name="ro1" table:number-rows-repeated="118">
          <table:table-cell table:style-name="ce70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сказал мнени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я иду как сорвиголова с огня да в полымя когда у меня нету ступора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если решение – всё что “моё” пропускать через майндмапы – то я принимаю это как ответ и просто пойду дальше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ока что по ходу д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.е. временно моё описывает даже ситуации типа наколдованных банок с деньгами и телефонов в алло из которых я хочу послать письм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вот и отлично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24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страх нарваться на новый огон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был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ут всё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30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ипа говорит “подумай надо ли тебе то что ты колдуешь потому что я вижу приближается колдовство”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…………….. есть такое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.е. его цель заставить пропустить через гештальт то что я колдую ДО того как оно себя проявит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это травма короче. И страх. Вылечить её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хорошо. Давай запишем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считаю что надо пропустить через гештальт всё что я колдую ДО того как оно проявится материально (как следствие бесконечных поездок к наколдованным бабам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вот. У меня щас ощущение что хочется бежать куда-то не глядя на детал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колдовство это всего лишь наличие деталей которые решаются сам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я боюсь этог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. в этм и суть жизни. Решать детали быстрее чем они решатся сам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просто ощущаю как начинаю переступать через тех кто мне важен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через Мусю например. И её желани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.е. только от этого меня ступор спасает. Не бросить тех кто мне дорог умирать ради какой-то Киевской дуры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это вывод. А не болезн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а то бы попёрся блядь в Одессу к этой ирке сраной. Или ещё к кому-т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ы понимаешь что проблема в том что ты ни один проект до ума не доводишь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.е. ОКЕЙ, НЕ ЕДЬ В ОДЕССУ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ступор оставим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о придумай как закончить так чтоб ты не сидел как йобанный псих на шее у мамы и на социальных выплатах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ы даже 500 грн не имел яйца вылечить когда грянул гром. По этому я за это взялся. А не потому что потерял каких-то Кат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что имей ты все эти проекты ДО ТОГО КАК тебе стукнет по пальцам какой-то молоток – тебе хватит на гипс, понимаешь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я не против чтоб ты анализировал детали. Я очень даже З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о я ПРОТИВ чтоб при этом ты работал в пол силы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я не хочу быть в ситуации когда я делаю проект и у меня мозги отказываются двигать руами в направлении прогресса проекта из-за смеси злости и незнания. И страх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любое движение это движение вниз, если я не вкладываю энергию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ЕТ. ОТКУДА ТЫ ЭТО ВЗЯЛ!? КИЕВ БЫЛ ЛУЧШИМ ПЕРИОДОМ ТВОЕЙ ЖИЗНИ НА ТОТ МОМЕН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А ТОТ МОМЕНТ КАЖДЫЙ ТВОЙ ПЕРИОД БЫЛ ЛУЧШИМ В ТВОЕЙ ЖИЗНИ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ак ест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ТАК И ВСЁ. ЧЁ ТЫ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 ТОТ ЗАБОР БЫЛ ЛУЧШИМ ПЕРИОДОМ В ТВОЕЙ ЖИЗНИ. БРОСЬ ЕГО В ДНЕВНИК. НЕЗАЧЕМ РАДИ НЕГО ОСТАНАВЛИВАТЬСЯ. ПОВТОРИТСЯ – ПРОАНАЛИЗИРУЕМ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хз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е знаю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я думал это больн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БОЛЬНО. РАВНО КАК И ЕБАТЬСЯ БОЛЬНО ЕСЛИ УБРАТЬ ДОПАМИН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ОПРОБУЙ ПО ХЕРУ ПОВОДИТЬ ПАЛЬЦЕМ БЕЗ ВОЗБУЖДЕНИ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БОЛЬ БУДТО НАЖДАКОМ ВОДИШ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ак ест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ВОТ И ВСЁ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ачит хотеть боли это здоровое состояние здорового активного в половом плане человека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эм… нет если при этом ты убиваешь всё приятное что может её компенсировать. Цель не боль а диапазон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даже нет. Не диапазон. А ………. чтоб приятность превысила бол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ок. т.е. ты говоришь что если я кораблик, то движение туда куда надо приятность, а боль – топливо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ет. Я говорю что приятность и боль – топливо. Но приятность приходит когда вложишь боль в движени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так запиши <text:span text:style-name="T16">боль пропускать через вопросник. </text:span>Ёп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ам уже было вроде но ладн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боль вне очеред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кей а если приятность пришла без боли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значит ты абстрагировался от боли которая уже произошл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риятность всегда приходит после бол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й не знаю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ставь лоты чувак. И поймёшь о чём 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хз. не хочу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ы всё ещё хочешь боли. Я понял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 я не знаю что тебе скзать. Странно всё эт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447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писал раньше. Чтоб не наткнуться на забор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я вижу что есть забор недосмотренности <text:s/>и решаю туда не идт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ак ты блядь даже досматривать боишься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в прикладном уже поздно что-то досматриват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а по моему лучшие твои решения ты принимал в круг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эм. о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вот. Ты понял наконец. Нет такого понятия как “слишком поздно что-то узнал”. Когда бы не узнал – лучше узнать чем не узнать. Не надо останавливать себя только потому что ты раньше этого не видел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20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думал эти ступоры мне решит то что я буду дрочить после старта проектов.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а как оказалось проблема была вообще не <text:s/>в дрочк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а в незаконченности прежних проектов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в том что меня заводили они даже в незаконченном состоянии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эта эра у меня прошла давн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 но ты я думал хочешь её вернуть убиранием ступоров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е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если заметишь я утром встал с желанием продолжить работу над видео. Это щас ты меня загрузил кучей вопросов о моём ступоре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ОТОМУ ЧТО КОГДА У ТЕБЯ ЕСТЬ ВРЕМЯ И ДЕНЬГИ ТЫ НИХЕРА НЕ ДЕЛАЕШ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елаю. Просто бесплатн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ревращай увиденное в бабло вот и всё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монетизация видео хорошая вещь. 1000 баксов за 1млн просмотров это неплохие деньг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 но это не гарантия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Е БУДЕТ ГАРАНТИЙ. НИКАКИХ И НИКОГДА. Согласен? Берёшь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. но только если быстр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чтоб было быстро ускоряй всё что тормозит так как ты щас делаешь. Готов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всё. Отлично. Иди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06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Какой перманентный вред нанесённый мне оно решает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защищает от вреда по недосмотру. Решил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подозрения через вопросник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32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видишь забор? Подозрение что что-то не так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роанализируй ег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ы записал это. Тут всё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31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мои желания садизма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о я вроде их заменил этим “всё моё”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е надо не скем говорить. Выйди. Зайдёшь когда поработаеш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27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мотивация других решать проекты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о это следующее видео. Следующий проект. Сразу после этого блядь. Сразу. Сразу после этого я запущу это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могу поменять местами. Мне не трудно. Просто ты уже начал это и……. мне стоило наверно спросить тебя что решать вначал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………………………. я не знаю брат. 500 значков. 1000 монет. 500 не-ювелирных изделий (кухонная утварь, часы и т.п.). мне есть что продавать. Я могу потыкать прям щас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е надо ничо тыкать. Закончи видео и <text:s/>всё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ли не заканчивай бляд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мне похер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хочешь закончу дв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росто ты начнёшь и потом скажешь тебе опять что-то надо решить “перед этим”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так вот и проблема в том что ты никогда ничего не заканчиваешь потому что всё тебе надо решить перед всем остальным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у секунду когда ты сказал “мама моя” я подумал запостить сразу своих 500 значков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не знаю чувак. Ты как-то… две секунды блядь. У тебя что тёрки с мамой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. огромны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азови их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ока я не работаю она меня кормит. Как только начинаю что-то делать она тут же начинает гробить мне здоровье конфетами и т.п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так делай блядь так чтоб тебя не надо было корректировать и всё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.е. главный прикладной вопрос - “ускорение решения пунктов через майндмапы”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вот и всё. Вперёд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иди. Всё блядь решил в проекте и забил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делай деньньги. Серьёзно. Твой проект супер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е выдумывай никаких себе больше болезней чтоб быть накормленным мамой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росто продавай всё что криво лежи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е пойдёт на виолити продашь на олх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виолити позиционирует себя как антиквар. И берёт на себя роль автоматизатора. Серьёзно. Я думаю ты мог себе уже яхту блядь купить. Иди. Работай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ет. Скажи. Что у меня не так с мамой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у тебя не так с мамой то что она тебя в ноль не ставит. Но за это кормит. Как только появляется какая-то важность у тебя в её глазах ты считаешь что с этого момента ты будешь голодат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а ты боишься голода. Это твой самый худший кошмар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впечатление что <text:span text:style-name="T16">я хочу защищать свою целостность теми кому я по барабану</text:span>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! ОГОСПАДИ ДА!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упо как-т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ОДЧЕРКНИ ЭТО! ПЕРЕРЫВ! БРАВ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)) странный таракан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РЕРВИСЬ НА 5 МИНУТ. ЭТО ЛУЧШИЙ ВЫВОД В ТВОЕЙ ЖИЗН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бля. Я хочу пахать. Крутить ручку проектов. Ты прав. Это была огромная моя проблема. Нестыковк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а ты думал. Ты больной на всю голову. Большой псих каких поискать. Ты просто научился с этим жит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ди отдохни ещё 15 минут. И продолжишь со следующего вопроса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463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Как это повторение делает меня лучше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оно открывает мне вот такие вот вопросы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о том с какой стороны на себя смотрет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о я понимаю почему ты считал что это плохо кончитс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короче.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я использовал примеры из прошлого чтобы знать какие вещи учить в будущем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я не знал как тебе сказать, что некоторые вещи ВСЕГДА будут, сколько бы ты проектов не создал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ут всё. Иди. Доделай эту карту и попробуй доделать ту карту по виде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если не пойдёт будешь мутить…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вот. ЧТО я буду мутить если не получится? У меня уже столько видео запланирован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это даже не самое трудное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…………………. иди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21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думаю тебя просто чмырили в 15 лет за что <text:s/>бы ты не взялся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блядь трудная у тебя жизнь была. Я бы такой своему сыну не пожелал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а матери было похуй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отсюда и желание чтоб за тобой ухаживали люди которым на тебя похуй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…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ростая привычка. Не боле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иди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21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1">
          <table:table-cell table:style-name="ce117" office:value-type="string" calcext:value-type="string">
            <text:p>БЛАГОДАРНОСТ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* примеры благодарности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его (предмет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его существование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сё что он(о) даёт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сех кто мне что либо даёт когда оно у меня ест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сё что мне приходит когда оно у меня ест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сех ради кого оно создаётся поддерживается и защищается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сё ради чего оно создаётся поддерживается и защищается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* возможно ещё некоторые виды из вопросника самоанализа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*!* а теперь то же самое но с противоположностью этого пункта. (уже под сомнением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+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достань всё барахло с антрисоли и выстав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а значки на последо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15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9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человека который хочет стать “первым” подводными путям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равда. да. Действительн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вот и не будь таким. Глупо хотеть стать первым подводными путями когда тебе чётко было показано ещё 6 лет назад что если хочешь прыгнуть выше 100 тыс долларов то тебе придётя смириться с тем что с такими деньгами не спрятатьс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е “к” ты понял что я сказал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ебе НЕ СПРЯТАТЬСЯ если хочешь иметь сумму достаточную на дом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а как тогда быть с теми кто пытается за счёт меня вылезти подводными камнями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Эминем просто убивает их карьеру. И ты убьёш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ак как убиваешь шмар которые лезут к тебе со своими проблемам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 больными головами. Точно так же убивай всех людей и всё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икакого сексизм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равенство в первую очередь значит что убивать надо всех, не только парней или не только девушек а всех кто делает херню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вои методы и ресурсы безграничны. Что ты сделаешь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хз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вот именно. хз. А я тебе сказал что делать. Потребности и проекты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анализирую проект. Уж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ДИН. Компьютеры так же важны как и всё остально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хз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ерестань бросаться короткими словами. Говори что ты думаеш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думаю что я хернёй занимаюсь с этим виде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я не врач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сижу их учу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………………...и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работает ведь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так и всё. Ошибёшься – тебе скажу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Е К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ГОВОРИ ЧЁТК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закончить видео. Через мои методы которые я нашёл. Вначале стрелу потом стрелу для глухонемых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если вдруг окажется что этого мало (этих двух проектов) пойду дальше по плану. За следующий проект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А ВЫСТАВЛЯТЬ КТО БУДЕТ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У ТАК ВЫСТАВИ, ЁБТВОЮМУТ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ладно. Давай так. Я верю что ты следующим попробуешь доделать видео. Если до немого не дойдёт то ты просто снова разберёшь. Следующую преграду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о я думаю что у тебя всё будет нормальн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а фотки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……………………….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465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">
        <office:forms form:automatic-focus="false" form:apply-design-mode="false"/>
        <table:table-column table:style-name="co2" table:number-columns-repeated="1024" table:default-cell-style-name="ce37"/>
        <table:table-row table:style-name="ro1">
          <table:table-cell table:style-name="ce61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асцветают от заканчивания так что тут всё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)) приятно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1">
          <table:table-cell table:style-name="ce117" office:value-type="string" calcext:value-type="string">
            <text:p>Увидеть, что оно, и каждая его часть - это 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мне почему-то так трудно … щас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ипа это суть ступора. Отказ смотреть на что-то как на себ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я не могу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щас погод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охожу может получитс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они перестают быть мной как только я на них смотрю как на себя…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у меня щас будто тысячелетние айсберги с места сдвинулись. Будто я всю жизнь обвинял всех в том в чём виноват сам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 под айсберги потекла вода моих намерений, желаний и действий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я думал что ступор это свято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у меня иконы людей со ступором всю жизнь на стенах висел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……………………………………………………… давай так. Я тебе упрощу задачу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ступоры вне очереди через вопросник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чтоб ты не решал все сразу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ока будет только то что касается активных проектов. Будем сдвигать понемногу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спасибо тебе. Я не знаю что сказать. Уникальная возможность всё это исправить. А ты мне позволяешь такие вольнос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ступор это психологическое состояние. Он может быть в разных ветках твоего сознания и по поводу разных вещей.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это всё равно что сказать “везде где я вижу хлеб я ничего не должен делать”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все эти места просто заменяются твоим прогрессом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сдвиганием с места таких событий, знаний и т.п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блядь у меня улыбка неконтролируемая. Я будто подключил огромный ресурс который я считал булыжником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бля та у меня этих ступоров сука… если за каждым стоит такой потенциал то я на всю жизнь себя обеспечу просто делая ступоры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ди. тут всё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01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1">
          <table:table-cell table:style-name="ce117" office:value-type="string" calcext:value-type="string">
            <text:p>Увидеть, что оно и каждая его часть видит во мн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хозяин что нам делать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(типа автоматизмы ко мне обращаются мол у них нерешаемый конфликт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еудивительно что майндмапы при ступорах помогал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слушайте меня мои ступоры. Или… точнее мои автоматизмы с неразрешимими конфликтам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как только вы наткнётесь на такую ситуацию – я сразу сделаю майндмап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возможно вне очереди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ТЛИЧНО! ОХУЕННО! МЫ РАДЫ!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к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21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">
        <office:forms form:automatic-focus="false" form:apply-design-mode="false"/>
        <table:table-column table:style-name="co2" table:number-columns-repeated="1024" table:default-cell-style-name="ce37"/>
        <table:table-row table:style-name="ro1">
          <table:table-cell table:style-name="ce61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 да. В этом и вопрос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мол будет вред как не крути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ред будет . Вопрос в том праведный он или н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если это вред людям которые ездят на чужом незнании то такое имеет право на существовани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озьмёшь на себя часть их работы и всё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">
        <office:forms form:automatic-focus="false" form:apply-design-mode="false"/>
        <table:table-column table:style-name="co20" table:default-cell-style-name="ce37"/>
        <table:table-column table:style-name="co2" table:number-columns-repeated="1023" table:default-cell-style-name="ce37"/>
        <table:table-row table:style-name="ro1">
          <table:table-cell table:style-name="ce82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1">
          <table:table-cell table:style-name="ce61"/>
          <table:table-cell table:number-columns-repeated="1023"/>
        </table:table-row>
        <table:table-row table:style-name="ro1">
          <table:table-cell office:value-type="string" calcext:value-type="string">
            <text:p>а что ты хотел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 этот момент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вызвало ступор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о что я решил ранее. Спрятаться за бабам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чнее за теми кому на меня пофи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ому что люди кому на меня не пофиг вечно потерянны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это решил. Тут всё.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Что сделать чтоб оно увидело во мне и всех моих частях себя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ступоры вне очереди и будет нормальн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мы не знали что так можно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вас даже не вне очереди решаю а исходя из того что вы – ЧП. Типа бросаю всё и решаю вас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ак ест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к. отлично! Тут всё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24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хочу перебрать все мелочи и пойти дальше будто это всё было херня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а ещё меня задрало слушать как у быдломеханика за окном не заводится его ржавая копейка.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чхчхчхчхчхчхчхчххчхчхчхчхчхчххчххчхч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чхчхчхчхчхчхчхчхчхчхчхчхчхчхч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адоел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 я хочу сухофруктов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госпади у меня эти ступоры смежные со всем вредом себе что я себе нанёс за жизн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спасибо что ты посмотрел на них. Я прям реветь от счастья хочу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тдохни 5 мину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ет. Я хочу работать. Лишь бы быстр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бля у меня ощущение что я без ступора все значки за день бы сделал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е сделал бы. Потому что ботлнек твоя аппаратура. Ты не можешь снять 10 видео за раз. У тебя нету 10ти камер. У тебя нету 10ти микроскопов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.е. я соглашаюсь что пойдёт быстрее. Но я НЕ ХОЧУ ЧТОБ ЕСЛИ СКОРОСТЬ БУДЕТ НЕ ТАКАЯ КАК ТЫ ДУМАЕШЬ, У ТЕБЯ ЭТО ВЫЗВАЛО СТУПОР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эм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иди. У меня всё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икто не запрещает выставить один раз аппаратуру и ставить разные предметы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у тебя техники нету. Потому я и говорю начать с больших вещей где не критична макросьёмка. Чтоб заработать так как ты хотел на линзу нормальную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а тогда уже себе жить припеваюч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иди. У меня всё. Тут ничего не вижу. Вижу лишь прогресс в плане ступора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00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ипа хорошие люди но тупы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о ты ведь это решаешь немыми людьми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 я ещё не пробовал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опробуй. Тут всё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28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3">
          <table:table-cell table:style-name="ce117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70" table:number-columns-repeated="255"/>
          <table:table-cell table:number-columns-repeated="768"/>
        </table:table-row>
        <table:table-row table:style-name="ro4">
          <table:table-cell table:style-name="ce35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олчки с обрыва мол “иди иди туда. Ты ж парень”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… да … так ест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ИДИ . У меня всё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26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37"/>
        <table:table-column table:style-name="co2" table:number-columns-repeated="1023" table:default-cell-style-name="ce37"/>
        <table:table-row table:style-name="ro5">
          <table:table-cell table:style-name="ce119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через немых вначале пропуст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а потом будешь стрелу делать. Так прощ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е прийдётся обьяснять то на что большинству насрат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и тратить время на анализ херни которая никогда никому не была интересна (кто ты, откуда ты и т.п.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воё дело закончить видео. Точка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у меня всё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16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(моя гипотеза что этот вопрос важен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емой перевод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а тогда подумаешь как её переводит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немая стрел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28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Что ЭТА ПРОБЛЕМА решает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записал.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защита себя и т.п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32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1">
          <table:table-cell table:style-name="ce117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любой эквилибриум.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даже пробелы в гравитации (когда на орбите есть точки в которые если бросить спутник то он останется на орбите навсегда даже без двигателей, потому что сила притяжения равна силе отталкивания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да но тебе не надо столько орбит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онимаешь у тебя изнутри горит огонь. Тебе надо топлив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если ты на орбите а топливо кончилось то ты так и останешься на этой орбите навсегд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понял тебя. Огоспади. Я тебя понял. Спасбио за аналогию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ы умрёшь просто и станешь камнем на этой орбите. Орбиты это не прогресс. А тупиковый виток эволюци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хуеть. Я никогда об этом не думал так. Спасиб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орбиты на которых я хочу находиться (крутиться вокруг чего-то вечно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места где я б судовольствием провёл вечность если б мне не надо было искать энергию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тлично!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хочу бросить всё. Весь этот антиквар. И начать с комнаты. С того что под ногам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ы начинал. И начнёшь снова. Ты понемногу это делаешь.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гештальт это всего лишь очень продвинутая версия статистического ресёрч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10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37"/>
        <table:table-column table:style-name="co2" table:number-columns-repeated="1023" table:default-cell-style-name="ce37"/>
        <table:table-row table:style-name="ro1">
          <table:table-cell table:style-name="ce117" office:value-type="string" calcext:value-type="string">
            <text:p>Что ЭТА ПРОБЛЕМА колдует?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(глянул на комп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ехнику которая делает это за меня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ы пробовал. Ты даже это гробишь как только оно встаёт на ног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проблема решена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я хочу все проекты позаканчиват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славатебегоспад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иди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Default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кул завоеватель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ИДИ. ХВАТИТ ФИЛЬМОВ СМОТРЕТЬ И СОМНЕВАТЬСЯ В ТОМ ПРАВИЛЬНО ТЫ ДЕЛАЕШЬ ИЛИ НЕТ.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БЕРИ ВСЕ ОГРОМНЫЕ ВЕЩИ ЛЕЖАЩИЕ БЕЗ ДЕЛА И ПРОДАВАЙ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513">
          <table:table-cell table:style-name="ce7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Мотивация искать рост в направлении  вопросника" table:style-name="ta2">
        <office:forms form:automatic-focus="false" form:apply-design-mode="false"/>
        <table:table-column table:style-name="co2" table:number-columns-repeated="1024" table:default-cell-style-name="ce37"/>
        <table:table-row table:style-name="ro6">
          <table:table-cell table:style-name="ce61" office:value-type="string" calcext:value-type="string">
            <text:p>Как сделать так чтоб этот пункт мотивировал инфраструктуры находить не-отрицательный дифференциал </text:p>
            <text:p>и мотивировать другие инфраструктуры искать не-отрицательный дифференциал? </text:p>
            <text:p>(я решаю это кругом но всё таки, так навскидку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к. Я понял твою аналогию .это деградация. Остановка пути к цели всей эволюции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ому оттуда меня всегда выталкиваю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потому остаться там равно смерти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поня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не переварил это ещё но я попытаюсь так жить дальше как я увидел сейча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стану щас все самые большие вещи лежащие без дела и все попродаю пока есть сил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главное не скорость а результат чувак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Я …. я понимаю я слышу тебя . Я вижу тебя. Я воспринимаю тебя. Я это ты. Мы с тобой вместе всегда будем идти рука обруку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всегда буду защищать твоё право рост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ты будешь давать мне за это витамин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. конечно буду. Ты что думал я выдумал всё это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у я теперь понимаю. От тебя (от нас) требовали быть послушным чуваком. Чуваком-сателитом (куда мама туда и я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теперь вижу что крайняя точка якобы эволюции этого это … мир камнем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это путь вникуд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у ты не понял все методы “пребывания камнем” которые ты описал мне не чужды. Я их принима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верю в карты. В круги. В договора. В турреты. Я всё это пробовал. Они меня устраиваю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сто цель жизни не сделать себя неподвижным в точке пространства-времени (читай героем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цель раст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понял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оспади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ы заменяем все графики хyz на dx dy dz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ипа по каждой из осей вторые деревативы. И любая точка на этом графике ведущая к решению всемирных проблем через майндмапы тебе не чужд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. а ускорение это ddx ddy ddz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издец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моя роль быть в первом квадранте. Сука я тебя люблю. Досвиданья мама. Я больше не верю в то что моя роль быть человеком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оя роль быть тем кем я могу быть,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бе помочь это как-то зафиксировать? Ты запомнишь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ЕТ. Брат. НЕ СТОИТ. Я ВЕРЮ тебе. Я УВИДЕЛ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а мымра Ира говорящая тебе “будь сателлитом и не бегай”. Она умерла много лет назад. И умрёт снова как только ты её бросишь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 пусть умирает мне какое дело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просто никогда ни разу не думал что я настолько отклонился от пути эволюции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сё ок. Я понимаю. Ты не видел никогда этого. И …….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. не видел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от и отлично. Разобрались. Говори что делать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Я хочу делать ВС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ВСЕ кто меня ебёт когда я это делаю хотят чтоб я ПРОДОЛЖАЛ а не ОСТАНАВЛИВАЛ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УВИДЕЛ ЭТ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аконец то.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ннаунс Начала Ресёрча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1">
          <table:table-cell table:style-name="ce118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35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35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35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35" office:value-type="string" calcext:value-type="string">
            <text:p>а может даже в музей эту вещь дать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35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35" office:value-type="string" calcext:value-type="string">
            <text:p>а так хоть отобью вложенные деньги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table:number-columns-repeated="128"/>
          <table:table-cell table:number-columns-repeated="896"/>
        </table:table-row>
        <table:table-row table:style-name="ro1">
          <table:table-cell table:style-name="ce70" office:value-type="string" calcext:value-type="string">
            <text:p>я уже всё разобрал. Щас соберу в статистику.</text:p>
          </table:table-cell>
          <table:table-cell table:style-name="ce70" table:number-columns-repeated="127"/>
          <table:table-cell table:number-columns-repeated="896"/>
        </table:table-row>
        <table:table-row table:style-name="ro1" table:number-rows-repeated="119">
          <table:table-cell table:style-name="ce70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Есть ли у тебя системы в которые это можно уже просто кинуть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8" table:default-cell-style-name="ce37"/>
        <table:table-column table:style-name="co2" table:number-columns-repeated="1023" table:default-cell-style-name="ce37"/>
        <table:table-row table:style-name="ro7">
          <table:table-cell table:style-name="ce117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? </text:p>
            <text:p>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 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 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  <text:p><text:span text:style-name="T17">Или может есть ли хотя бы инструмент или метод, с которым решить это ЛЕГКО?</text:span></text:p>
            <text:p><text:span text:style-name="T17">В которой решены вопросы изоляции этого от внешней среды во время работы над ним? </text:span></text:p>
            <text:p><text:span text:style-name="T18">(именно ЛЕГКО, и за 1 раз, </text:span><text:span text:style-name="T19">н</text:span><text:span text:style-name="T20">икаких “напрягусь и сделаю”)</text:span><text:span text:style-name="T21">.</text:span></text:p>
            <text:p><text:span text:style-name="T22">Будь то декорации, или туррет, или проект. хз.</text:span>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по поводу майндмапа прос и консов – выбирай только те пути, которые решат это во всём мире. Меня било только потому что я перебирал пути которые решают это лично для меня но не для всего мира. Есть теория что если выбирать реальные пути решения во всём мире то можно решать и так. Типа не будет кидать. Но это под вопросом. Мол тезис в том что если есть решение и есть проблема значит решение проблему не решает во всём мире. Максимум во мне и в тех кто заплатит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есть подозрение что карта последствий работает если цель в согласии с целью мира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я бы разместил этот вопрос в самом начале, но тогда возникает вопрос, что может у меня и ЕСТЬ отвёртка, но я НЕ ХОЧУ вкручивать этот шуруп. Знаеш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34" office:value-type="string" calcext:value-type="string">
            <text:p>так что да. 5 часов психологии перед каждым болтиком это….. важная необходимость. Хоть и большие затраты времен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но наибольшая финансовая выгода вроде как с того чтоб начинать именно с этог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о моему ты с непривычки или страха просто прыгаешь. По инерции. Ставь пока на начало. Попробуеш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ключевое слово “легко и без нервов решить это”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о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и если есть хоть малейшее сомнение – иди мол дальш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а психолгию ты и так разберёшь отдельн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к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есть подозрение что начинание с этого может построить лестницу не к той стене (потому что причина во мне а не в том что проблема не решена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т.е. я бы начал с благодарности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оследи за этим. Если будут сомнения – вернёшь обратно перед поисковым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т.е. реально мне кажется это то же самое что “трахнуть уродливую тёлку прежде чем я пойму зачем мне вообще эта тёлка надо”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нет. Пускай будет там где было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34" office:value-type="string" calcext:value-type="string">
            <text:p>могу ли я превратить это в что-то что стоит в 500 раз дороже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----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0" office:value-type="string" calcext:value-type="string">
            <text:p>Вот все вещи которые были жирными: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91" office:value-type="string" calcext:value-type="string">
            <text:p>ТЫ САМ ТАК ДЕЛАЕШЬ ЧТОБ НЕ ОКУПИЛАСЬ. ТЫ СЧИТАЕШЬ ЧТО ВОРУЕШ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91" office:value-type="string" calcext:value-type="string">
            <text:p>Цели и попытки их достичь этим предметом. Роль этого предмета в их целях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62" office:value-type="string" calcext:value-type="string">
            <text:p>поиск по энергиям как по гуглу. Как я искал айсек или клиентов под айфоны или политех. “со своим вопросом выхожу в эфирное поле и там ищу место где будет больше всего ответов о том как направить мир к решению всемирных проблем через майндмапы, и моя жизнь – лучше чем была до этого”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Даже если одному чуваку станет от этого проще то можешь смело на этом зарабатыват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91" office:value-type="string" calcext:value-type="string">
            <text:p>Врежу себе если снять ступор. 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ВСЁ ЧТО СТАЛО ТВОИМ (даже временно) ЧЕРЕЗ МАЙНДМАПЫ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91" office:value-type="string" calcext:value-type="string">
            <text:p>Считаю что надо пропустить через гештальт всё что я колдую ДО того как оно проявится материально (как следствие бесконечных поездок к наколдованным бабам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91" office:value-type="string" calcext:value-type="string">
            <text:p>впечатление что я хочу защищать свою целостность теми кому я по барабану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91" office:value-type="string" calcext:value-type="string">
            <text:p>если ты на орбите а топливо кончилось то ты так и останешься на этой орбите навсегд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немая стрела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боль вне очереди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подозрения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ступоры вне очереди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орбиты на которых я хочу находиться (крутиться вокруг чего-то вечно)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5" office:value-type="string" calcext:value-type="string">
            <text:p>места где я б судовольствием провёл вечность если б мне не надо было искать энергию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table:number-columns-repeated="256"/>
          <table:table-cell table:number-columns-repeated="768"/>
        </table:table-row>
        <table:table-row table:style-name="ro1">
          <table:table-cell table:style-name="ce75" office:value-type="string" calcext:value-type="string">
            <text:p>зелёное внёс в вечные тудухи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91" office:value-type="string" calcext:value-type="string">
            <text:p>салатовое решилось зелёным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62" office:value-type="string" calcext:value-type="string">
            <text:p>остался “поиск по энергиям как по гуглу”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я не знаю. Я могу глянуть. Помечу жёлтым. Но я готов пахать.</text:p>
          </table:table-cell>
          <table:table-cell table:style-name="ce70" table:number-columns-repeated="255"/>
          <table:table-cell table:number-columns-repeated="768"/>
        </table:table-row>
        <table:table-row table:style-name="ro1">
          <table:table-cell table:style-name="ce70" office:value-type="string" calcext:value-type="string">
            <text:p>пожалуй гляну что это за жёлтое. Чтоб тут закончить уже сразу.</text:p>
          </table:table-cell>
          <table:table-cell table:style-name="ce70" table:number-columns-repeated="255"/>
          <table:table-cell table:number-columns-repeated="768"/>
        </table:table-row>
        <table:table-row table:style-name="ro1" table:number-rows-repeated="65475">
          <table:table-cell table:style-name="ce70" table:number-columns-repeated="256"/>
          <table:table-cell table:number-columns-repeated="768"/>
        </table:table-row>
        <table:table-row table:style-name="ro1" table:number-rows-repeated="98304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Поисковый Ресёрч" table:style-name="ta2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" table:number-columns-repeated="6" table:default-cell-style-name="Default"/>
        <table:table-row table:style-name="ro1">
          <table:table-cell table:style-name="ce94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24">Решение 9 (напр. Решение болезни или проблемы – таблетки решающие строку короче). </text:span><text:span text:style-name="T25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8">
          <table:table-cell table:style-name="ce60" office:value-type="string" calcext:value-type="string">
            <text:p>если начал проект и дошёл до рычагов то проанализируй их основательно и сразу. </text:p>
            <text:p>А то ты привык. </text:p>
            <text:p>сделать 1-2 рычага и бросить вторую половину на пару недель “потому что это надолго”. </text:p>
            <text:p>а потом тебя надо колдовством и недаванием баб толкать чтоб ты его закончил.</text:p>
          </table:table-cell>
          <table:table-cell table:number-columns-repeated="12"/>
        </table:table-row>
        <table:table-row table:style-name="ro1">
          <table:table-cell table:style-name="ce60"/>
          <table:table-cell table:number-columns-repeated="12"/>
        </table:table-row>
        <table:table-row table:style-name="ro1">
          <table:table-cell table:style-name="ce34" office:value-type="string" calcext:value-type="string">
            <text:p>статистический ресёрч желательно надо делать так как ты делал анатомию.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возможность рассмотреть все пункты одним махом, сделав такой вот статистический ресёрч который я сделал по причинам болезней (т.е. каждый пункт и каждая строчка связи будет просто указываться мол “зависит от этого” и мне будет похуй на индивидуальные пункты. Я буду сразу брать быка за рога и делать фундаментальные ресёрчи тех вещей которые решат всё. И делать их круги.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установил связь мол “вызывается тем, вызывается этим” и увидел сразу какие 2-3 рычага решат всё. И в итоге не надо учить 100500 разных приемуществ. 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выводы на этом уровне (поисковом) применять на практике (и распространяться о них) есть смысл только временно, в любом случае после этих выводов последует фундаментальный ресёрч и круг.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кстати моя идея все пункты прогнать через один статистический ресёрч – это…….. вполне совместимо с моей идеей иметь “подпункты внутри пункта” (просто сделать функцию где можно драг-н-дроп-ать, какие вещи в рамках какого проекта решать. Мол кинул всё в один проект (создал проект “мои все пункты” - а дальше всё решается как пункт (где все эти подпункты это статистические факты, на основании которых я узнаю, что мне надо знать и решать)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а ты начнёшь по закону парето с того что важно. Из-за своей этой статистики.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Пока что нету иерархии того что является проблемами, что причинами, что следствиями и т.п. а этот метод это решает.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Это позволяет выживать в условиях неопределённых вероятностей.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в условиях, в которых нельзя даже составить гемблинг-формулу чтоб понять, какие проблемы как на что повлияют.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Если я вижу рычаги которые влияют на всё, то всё остальное можно не изучать.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Мол если есть проблема – значит где-то есть кто-то кто в этом виноват путём создания чего-то по незнанию или нарошно.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твой статистический ресёрч это вскрывает. А больше ничего от него и не нужно.</text:p>
          </table:table-cell>
          <table:table-cell table:number-columns-repeated="12"/>
        </table:table-row>
        <table:table-row table:style-name="ro1">
          <table:table-cell table:style-name="ce61" office:value-type="string" calcext:value-type="string">
            <text:p>системы решающие это → подсистемы этих систем → процессы этих подсистем → проблемы с каждым видом этих процессов → причины этих проблем (причины каждой проблемы)</text:p>
          </table:table-cell>
          <table:table-cell table:number-columns-repeated="12"/>
        </table:table-row>
        <table:table-row table:style-name="ro1">
          <table:table-cell table:style-name="ce61" office:value-type="string" calcext:value-type="string">
            <text:p>потом таблица “причины проблем системы” в которой 1я колонка – название причины проблемы, а 2я – сколько раз оно встречалось – а 3я – комментарий.</text:p>
          </table:table-cell>
          <table:table-cell table:number-columns-repeated="12"/>
        </table:table-row>
        <table:table-row table:style-name="ro1">
          <table:table-cell table:style-name="ce61" office:value-type="string" calcext:value-type="string">
            <text:p>сортировать по рангу (этот ранг может даже быть учтён методом учитывания связей – мол причина проблемы с рангом 5 получает ранг +5 – а не просто +1 – короче тот же скрипт рангов который щас идёт по рекордам, он уже сделан)</text:p>
          </table:table-cell>
          <table:table-cell table:number-columns-repeated="12"/>
        </table:table-row>
        <table:table-row table:style-name="ro1">
          <table:table-cell table:style-name="ce61" office:value-type="string" calcext:value-type="string">
            <text:p>свести проблемы всех систем каждой системы в одну таблицу, и отметить одним цветом “общие тенденции” (направления проблем, классы проблем, паттерны алгоритмов).</text:p>
          </table:table-cell>
          <table:table-cell table:number-columns-repeated="12"/>
        </table:table-row>
        <table:table-row table:style-name="ro1">
          <table:table-cell table:style-name="ce94" office:value-type="string" calcext:value-type="string">
            <text:p>к каждому паттерну можно расписать быстрое решение.</text:p>
          </table:table-cell>
          <table:table-cell table:number-columns-repeated="12"/>
        </table:table-row>
        <table:table-row table:style-name="ro1">
          <table:table-cell table:style-name="ce61" office:value-type="string" calcext:value-type="string">
            <text:p>и ЭТИ паттерны (и возможные их решения) рассмотреть дальше по ресёрчу (сделать их фундаментальный ресёрч и т.п.)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а ты….. ты указываешь этим простым методом все причины всех проблем всех систем.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и если они там светятся – ты можешь ткнуть их в это носом.</text:p>
          </table:table-cell>
          <table:table-cell table:number-columns-repeated="12"/>
        </table:table-row>
        <table:table-row table:style-name="ro1">
          <table:table-cell table:style-name="ce120" office:value-type="string" calcext:value-type="string">
            <text:p>решение пунктов без траты времени.</text:p>
          </table:table-cell>
          <table:table-cell table:number-columns-repeated="12"/>
        </table:table-row>
        <table:table-row table:style-name="ro1">
          <table:table-cell table:style-name="ce120" office:value-type="string" calcext:value-type="string">
            <text:p>а. вспомнил. Что мол этот метод – делать статистику причин – это ведь и есть цель статистического ресёрча.</text:p>
          </table:table-cell>
          <table:table-cell table:number-columns-repeated="12"/>
        </table:table-row>
        <table:table-row table:style-name="ro1">
          <table:table-cell table:style-name="ce120" office:value-type="string" calcext:value-type="string">
            <text:p>мол его цель – определить рычаги, которые в дальнейшем мне надо изучать.</text:p>
          </table:table-cell>
          <table:table-cell table:number-columns-repeated="12"/>
        </table:table-row>
        <table:table-row table:style-name="ro1">
          <table:table-cell table:style-name="ce120" office:value-type="string" calcext:value-type="string">
            <text:p>и с этим такой подход справляется лучше чем проставлять проценты что на что как влияет.</text:p>
          </table:table-cell>
          <table:table-cell table:number-columns-repeated="12"/>
        </table:table-row>
        <table:table-row table:style-name="ro1">
          <table:table-cell table:style-name="ce120" office:value-type="string" calcext:value-type="string">
            <text:p>(тем более что эти данные почти всегда недоступны)</text:p>
          </table:table-cell>
          <table:table-cell table:number-columns-repeated="12"/>
        </table:table-row>
        <table:table-row table:style-name="ro1">
          <table:table-cell table:style-name="ce61" office:value-type="string" calcext:value-type="string">
            <text:p>тебе не надо сука вникать в дебри того какой червяк ест какую часть печени.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не могу придумать ничего лучше.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чем увидеть все причины всех проблем и их собрать в группы.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ещё и прокомментировать каждую связь</text:p>
          </table:table-cell>
          <table:table-cell table:number-columns-repeated="12"/>
        </table:table-row>
        <table:table-row table:style-name="ro3">
          <table:table-cell table:style-name="ce121" office:value-type="string" calcext:value-type="string">
            <text:p><text:span text:style-name="T23">Твои выходы (статистические, которые ты тут найдёшь, временные затычки) имеют свойство автокоррекции.</text:span></text:p>
            <text:p><text:span text:style-name="T23">Покуда их делаешь ты вернёшься на безопасный путь.</text:span></text:p>
          </table:table-cell>
          <table:table-cell table:number-columns-repeated="12"/>
        </table:table-row>
        <table:table-row table:style-name="ro1">
          <table:table-cell table:style-name="ce34" office:value-type="string" calcext:value-type="string">
            <text:p>и собрать комментарии воедино</text:p>
          </table:table-cell>
          <table:table-cell table:number-columns-repeated="12"/>
        </table:table-row>
        <table:table-row table:style-name="ro1">
          <table:table-cell table:style-name="ce120" office:value-type="string" calcext:value-type="string">
            <text:p>равно как противоречия себе (внутрисистемные конфликты, когда одна система влияет на другую) – может бред, но мелькнуло.</text:p>
          </table:table-cell>
          <table:table-cell table:number-columns-repeated="12"/>
        </table:table-row>
        <table:table-row table:style-name="ro1">
          <table:table-cell table:style-name="ce120" office:value-type="string" calcext:value-type="string">
            <text:p>и повторения против моей воли (наверно, а может против воли системы)</text:p>
          </table:table-cell>
          <table:table-cell table:number-columns-repeated="12"/>
        </table:table-row>
        <table:table-row table:style-name="ro1">
          <table:table-cell table:style-name="ce70" office:value-type="string" calcext:value-type="string">
            <text:p>тут такое дело… т.е. я попал в ловушку “как другие решают эту проблему”. Но с другой стороны – я беру уже известные знания прежде чем лопатить новые.</text:p>
          </table:table-cell>
          <table:table-cell table:number-columns-repeated="12"/>
        </table:table-row>
        <table:table-row table:style-name="ro1">
          <table:table-cell table:style-name="ce70" office:value-type="string" calcext:value-type="string">
            <text:p>не выдумываю велосипедов.</text:p>
          </table:table-cell>
          <table:table-cell table:number-columns-repeated="12"/>
        </table:table-row>
        <table:table-row table:style-name="ro1">
          <table:table-cell table:style-name="ce70" office:value-type="string" calcext:value-type="string">
            <text:p>может и нормально будет. На крайняк можешь делать не такую иерархию а анализировать проблемы сам (хотя нахрена если у тебя есть этот метод который в миллион раз быстрее)</text:p>
          </table:table-cell>
          <table:table-cell table:number-columns-repeated="12"/>
        </table:table-row>
        <table:table-row table:style-name="ro1">
          <table:table-cell table:style-name="ce122" office:value-type="string" calcext:value-type="string">
            <text:p>Отполируешь эти инструкции статистического ресёрча по мере использования (чтоб более чётко обьяснить иерархию этих систем, процессов и т.п.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1">
          <table:table-cell table:style-name="ce70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1">
          <table:table-cell table:style-name="ce123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4">вопрос кнопки “</text:span><text:span text:style-name="T25">Рассмотреть систему как подпункт”.</text:span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1">
          <table:table-cell table:style-name="ce124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1">
          <table:table-cell table:style-name="ce123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1">
          <table:table-cell table:style-name="ce70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1">
          <table:table-cell table:style-name="ce70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1">
          <table:table-cell table:style-name="ce70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1">
          <table:table-cell table:style-name="ce123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1">
          <table:table-cell table:style-name="ce70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1">
          <table:table-cell table:style-name="ce70" office:value-type="string" calcext:value-type="string">
            <text:p><text:span text:style-name="T26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1">
          <table:table-cell table:style-name="ce70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1">
          <table:table-cell table:style-name="ce70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">
        <table:table-column table:style-name="co2" table:default-cell-style-name="Default"/>
        <table:table-row table:style-name="ro1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">
        <table:table-column table:style-name="co36" table:default-cell-style-name="ce94"/>
        <table:table-column table:style-name="co37" table:default-cell-style-name="ce94"/>
        <table:table-column table:style-name="co38" table:default-cell-style-name="ce94"/>
        <table:table-column table:style-name="co39" table:default-cell-style-name="ce94"/>
        <table:table-column table:style-name="co40" table:default-cell-style-name="ce94"/>
        <table:table-column table:style-name="co41" table:default-cell-style-name="ce94"/>
        <table:table-column table:style-name="co42" table:default-cell-style-name="ce94"/>
        <table:table-column table:style-name="co43" table:default-cell-style-name="ce94"/>
        <table:table-column table:style-name="co44" table:default-cell-style-name="ce94"/>
        <table:table-column table:style-name="co45" table:default-cell-style-name="ce94"/>
        <table:table-row table:style-name="ro1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">
        <table:table-column table:style-name="co46" table:default-cell-style-name="ce94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" table:default-cell-style-name="Default"/>
        <table:table-row table:style-name="ro6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94" office:value-type="string" calcext:value-type="string">
            <text:p>Competition is a sin (80/20, automation)</text:p>
          </table:table-cell>
          <table:table-cell table:style-name="ce94" office:value-type="string" calcext:value-type="string">
            <text:p>Biggest bang for the buck</text:p>
          </table:table-cell>
          <table:table-cell table:style-name="ce94" office:value-type="string" calcext:value-type="string">
            <text:p>% износа (текущий)</text:p>
          </table:table-cell>
          <table:table-cell table:style-name="ce94" office:value-type="string" calcext:value-type="string">
            <text:p>% отставания от блидинг еджа мира</text:p>
          </table:table-cell>
          <table:table-cell table:style-name="ce94" office:value-type="string" calcext:value-type="string">
            <text:p>Мат. Модель</text:p>
          </table:table-cell>
          <table:table-cell table:style-name="ce94" office:value-type="string" calcext:value-type="string">
            <text:p>Проектный вопросник</text:p>
          </table:table-cell>
          <table:table-cell table:style-name="ce94" office:value-type="string" calcext:value-type="string">
            <text:p>Как предотвратить поток автоматизированных дескредетаторов</text:p>
          </table:table-cell>
          <table:table-cell table:style-name="ce94" office:value-type="string" calcext:value-type="string">
            <text:p>Как обойти защиту такого уровня если б она была</text:p>
          </table:table-cell>
          <table:table-cell table:style-name="ce94" office:value-type="string" calcext:value-type="string">
            <text:p>Уход с линии удара неблагополучных условий</text:p>
          </table:table-cell>
          <table:table-cell table:style-name="ce94" office:value-type="string" calcext:value-type="string">
            <text:p>Могу ли я этот элемент круга после его автоматизации / максимизации / глобализации легально продавать как сервис или вещь (возможно даже с получением каких-то лицензий). Дело в том что есть подозрение что каждая часть системы должна быть прозрачной и легальной (чтоб out of context не казалось что это что-то серое, например я не могу легкомысленно продолжать строить систему если один из шагов – автоматизированный кликер обьявлений. Это знак что может быть тебе надо бросить систему и направление если ответ “нет”.</text:p>
          </table:table-cell>
        </table:table-row>
        <table:table-row table:style-name="ro1">
          <table:table-cell office:value-type="string" calcext:value-type="string">
            <text:p>Техн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Техническое (ТТХ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 Техн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огис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втоматиз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ммуникацион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натом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сих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Э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ле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отив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Образова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емограф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ырьевое / Ресурс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лима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Фаз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лдов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вант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Упаковоч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зайнерское</text:p>
          </table:table-cell>
          <table:table-cell table:number-columns-repeated="10"/>
        </table:table-row>
        <table:table-row table:style-name="ro1">
          <table:table-cell table:style-name="ce111" office:value-type="string" calcext:value-type="string">
            <text:p>Смиренченское (может смирение уже и не надо теперь когда я из всего извлекаю выгоду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граф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абиринтн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Организационн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Стратегическ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Страхов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Тайм Менеджментн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Патентн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Инфраструктурн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Скоростн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Интеграционн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Качественн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Экономическ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Финансов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Репутационн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Экологическое</text:p>
          </table:table-cell>
          <table:table-cell table:number-columns-repeated="10"/>
        </table:table-row>
        <table:table-row table:style-name="ro1">
          <table:table-cell table:style-name="ce125" office:value-type="string" calcext:value-type="string">
            <text:p>Разреши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н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арантий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раведност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нтро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новационное</text:p>
          </table:table-cell>
          <table:table-cell table:number-columns-repeated="10"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Могу ли я купить этот круг" table:style-name="ta2">
        <table:table-column table:style-name="co2" table:default-cell-style-name="ce94"/>
        <table:table-row table:style-name="ro1">
          <table:table-cell office:value-type="string" calcext:value-type="string">
            <text:p>Могу ли я купить этот круг</text:p>
          </table:table-cell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1">
          <table:table-cell table:style-name="ce70" office:value-type="string" calcext:value-type="string">
            <text:p>Пока что я тут ничего писать не буду потому что время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По этому не знаю. 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table:number-columns-repeated="128"/>
          <table:table-cell table:number-columns-repeated="896"/>
        </table:table-row>
        <table:table-row table:style-name="ro1">
          <table:table-cell table:style-name="ce70" office:value-type="string" calcext:value-type="string">
            <text:p>помни что любые лишние деньги которые приносит круг (проект) во время кручения ручки можно положить в банк на мелкие депозиты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в целях надёжности (от ситуаций когда ты не уверен сможешь ли ты крутить ручку постоянно)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дивиденды с этих депозитов можешь тратить на развитие проекта, можешь нанимать людей которые крутят ручку, можешь “подарить” другому стартапу на развитие того звена от которого ты зависишь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т.е. купить. Знаешь. т.е. если заказать там резак или оборудование можешь деньгами то делай. Либо за счёт дивидендов. Это общая черта а не формула жизни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table:number-columns-repeated="128"/>
          <table:table-cell table:number-columns-repeated="896"/>
        </table:table-row>
        <table:table-row table:style-name="ro1">
          <table:table-cell table:style-name="ce70" office:value-type="string" calcext:value-type="string">
            <text:p>и круги гоняй по полной. И в хвост и в гриву. Они не изнашиваются.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table:number-columns-repeated="128"/>
          <table:table-cell table:number-columns-repeated="896"/>
        </table:table-row>
        <table:table-row table:style-name="ro1">
          <table:table-cell table:style-name="ce70" office:value-type="string" calcext:value-type="string">
            <text:p>это единственное правило. Иерархия. Что тратить на проект: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- вопросник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- деньги проекта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- деньги виноградов группы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- услуги других проектов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- одолжить оборудование у других проектов на время если это не повредит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- деньги всех проектов которым это поможет (добровольно, если есть лишние)</text:p>
          </table:table-cell>
          <table:table-cell table:style-name="ce70" table:number-columns-repeated="127"/>
          <table:table-cell table:number-columns-repeated="896"/>
        </table:table-row>
        <table:table-row table:style-name="ro1">
          <table:table-cell table:style-name="ce70" office:value-type="string" calcext:value-type="string">
            <text:p>- и только в самом конце - вскрытие депозитов проектов ради дополнительных денег, если прям ничего другого не помогло.</text:p>
          </table:table-cell>
          <table:table-cell table:style-name="ce70" table:number-columns-repeated="127"/>
          <table:table-cell table:number-columns-repeated="896"/>
        </table:table-row>
        <table:table-row table:style-name="ro1" table:number-rows-repeated="108">
          <table:table-cell table:style-name="ce70" table:number-columns-repeated="128"/>
          <table:table-cell table:number-columns-repeated="89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">
        <table:table-column table:style-name="co2" table:default-cell-style-name="Default"/>
        <table:table-row table:style-name="ro1">
          <table:table-cell table:style-name="ce94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3">
          <table:table-cell table:style-name="ce94" office:value-type="string" calcext:value-type="string">
            <text:p>Трахни какую-то тёлку. Самым грязным и нетолерантным методом. Любую. Ту которую знаешь или новую – пофиг.</text:p>
            <text:p>Включи хард рок и оттрахай её так чтоб конча изо всех дыр лилась.</text:p>
          </table:table-cell>
        </table:table-row>
        <table:table-row table:style-name="ro9">
          <table:table-cell table:style-name="ce94" office:value-type="string" calcext:value-type="string">
            <text:p>Какая понравится. Желательно такую чтоб сделала комплимент.</text:p>
            <text:p>Как вариант – выеби в рот (со спермой по подбородку) всех баб которые тебя на решение этого пункта вдохновили.</text:p>
            <text:p>Одной большой MFFFF оргией.</text:p>
            <text:p>Как более виноградов-группский подход – выеби кого-то 2 раза (как правило виноградов групп мол “всего по два”). А может найди двух тёлок. Я не понял пока.</text:p>
            <text:p>Подредактируешь по мере более частого использования этого шага.</text:p>
          </table:table-cell>
        </table:table-row>
        <table:table-row table:style-name="ro1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1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1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1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1">
          <table:table-cell office:value-type="string" calcext:value-type="string">
            <text:p>пока что я просто пишу их в “дневник успехов”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т.е. at this point ты решил всемирный пункт.</text:p>
          </table:table-cell>
        </table:table-row>
        <table:table-row table:style-name="ro1">
          <table:table-cell office:value-type="string" calcext:value-type="string">
            <text:p>и можешь отдохнуть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02:54:52.681245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24</meta:editing-cycles>
    <meta:editing-duration>PT16H41M38S</meta:editing-duration>
    <meta:generator>LibreOffice/6.0.7.3$Linux_X86_64 LibreOffice_project/00m0$Build-3</meta:generator>
    <dc:title>Групанье</dc:title>
    <meta:creation-date>2020-06-06T10:44:41.310069511</meta:creation-date>
    <dc:date>2020-06-07T11:37:56.510208495</dc:date>
    <meta:document-statistic meta:table-count="46" meta:cell-count="1152" meta:object-count="0"/>
    <meta:template xlink:type="simple" xlink:actuate="onRequest" xlink:title="Групанье" xlink:href="../../../../Templates/Групанье1.ots" meta:date="2020-06-06T10:44:33.973225039"/>
  </office:meta>
</office:document-meta>
</file>